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118.09pt"/>
    </style:style>
    <style:style style:name="co9" style:family="table-column">
      <style:table-column-properties fo:break-before="auto" style:column-width="111.91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8.95pt"/>
    </style:style>
    <style:style style:name="co13" style:family="table-column">
      <style:table-column-properties fo:break-before="auto" style:column-width="78.69pt"/>
    </style:style>
    <style:style style:name="co14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pt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 office:value-type="date" office:date-value="2019-10-23" calcext:value-type="date">
            <text:p>Oct 23, 2019</text:p>
          </table:table-cell>
          <table:table-cell table:style-name="ce13" office:value-type="float" office:value="2850" calcext:value-type="float">
            <text:p>2850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1:.G1])" office:value-type="float" office:value="118" calcext:value-type="float">
            <text:p>11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2" calcext:value-type="date">
            <text:p>Oct 22, 2019</text:p>
          </table:table-cell>
          <table:table-cell table:style-name="ce13" office:value-type="float" office:value="2849" calcext:value-type="float">
            <text:p>2849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2:.G2])" office:value-type="float" office:value="103" calcext:value-type="float">
            <text:p>10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1" calcext:value-type="date">
            <text:p>Oct 21, 2019</text:p>
          </table:table-cell>
          <table:table-cell table:style-name="ce13" office:value-type="float" office:value="2848" calcext:value-type="float">
            <text:p>2848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3:.G3])" office:value-type="float" office:value="124" calcext:value-type="float">
            <text:p>12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0" calcext:value-type="date">
            <text:p>Oct 20, 2019</text:p>
          </table:table-cell>
          <table:table-cell table:style-name="ce13" office:value-type="float" office:value="2847" calcext:value-type="float">
            <text:p>284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4:.G4])" office:value-type="float" office:value="127" calcext:value-type="float">
            <text:p>12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9" calcext:value-type="date">
            <text:p>Oct 19, 2019</text:p>
          </table:table-cell>
          <table:table-cell table:style-name="ce13" office:value-type="float" office:value="2846" calcext:value-type="float">
            <text:p>284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5:.G5])" office:value-type="float" office:value="112" calcext:value-type="float">
            <text:p>11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8" calcext:value-type="date">
            <text:p>Oct 18, 2019</text:p>
          </table:table-cell>
          <table:table-cell table:style-name="ce13" office:value-type="float" office:value="2845" calcext:value-type="float">
            <text:p>284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6:.G6])" office:value-type="float" office:value="58" calcext:value-type="float">
            <text:p>5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7" calcext:value-type="date">
            <text:p>Oct 17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7:.G7])" office:value-type="float" office:value="113" calcext:value-type="float">
            <text:p>113</text:p>
          </table:table-cell>
          <table:table-cell table:style-name="ce22"/>
          <table:table-cell table:style-name="ce11"/>
          <table:table-cell table:number-columns-repeated="5"/>
          <table:table-cell table:style-name="ce22"/>
          <table:table-cell table:style-name="ce11" table:number-columns-repeated="48"/>
        </table:table-row>
        <table:table-row table:style-name="ro1">
          <table:table-cell table:style-name="ce4" office:value-type="date" office:date-value="2019-10-16" calcext:value-type="date">
            <text:p>Oct 16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:.G8])" office:value-type="float" office:value="98" calcext:value-type="float">
            <text:p>98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5" calcext:value-type="date">
            <text:p>Oct 15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:.G9])" office:value-type="float" office:value="104" calcext:value-type="float">
            <text:p>104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4" calcext:value-type="date">
            <text:p>Oct 14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:.G1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Oct 13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:.G1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Oct 12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:.G1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Oct 11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:.G1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Oct 10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:.G1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Oct 9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:.G1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Oct 8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:.G1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7" calcext:value-type="date">
            <text:p>Oct 7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:.G1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Oct 6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:.G1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Oct 5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:.G1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Oct 4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0:.G2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Oct 3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1:.G2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Oct 2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2:.G2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Oct 1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3:.G2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Sep 30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:.G2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Sep 29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5:.G25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Sep 28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:.G2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Sep 27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:.G27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Sep 26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8:.G2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Sep 25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9:.G2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Sep 24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0:.G3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Sep 23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:.G31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Sep 22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2:.G3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Sep 21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:.G33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Sep 20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:.G3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Sep 19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5:.G3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Sep 18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:.G3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Sep 17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7:.G3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Sep 16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8:.G3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Sep 15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:.G3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Sep 14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0:.G4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Sep 13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1:.G4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Sep 12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2:.G4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Sep 11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3:.G4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Sep 10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4:.G4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Sep 9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45:.G45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Sep 8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6:.G46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Sep 7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7:.G4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Sep 6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8:.G48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Sep 5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9:.G49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Sep 4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0:.G5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Sep 3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1:.G5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Sep 2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:.G5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Sep 1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:.G5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Aug 31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4:.G5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Aug 30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:.G5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Aug 29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:.G5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Aug 28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:.G5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Aug 27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:.G58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Aug 26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:.G5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Aug 25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0:.G6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Aug 24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1:.G6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Aug 23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2:.G6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Aug 22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:.G6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Aug 21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4:.G6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Aug 20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5:.G6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Aug 19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6:.G6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Aug 18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7:.G6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Aug 17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:.G6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Aug 16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9:.G6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Aug 15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0:.G7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Aug 14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1:.G7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Aug 13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2:.G7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Aug 12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3:.G7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Aug 11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:.G7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Aug 10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5:.G7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Aug 9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6:.G7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Aug 8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:.G7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Aug 7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:.G7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Aug 6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9:.G7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Aug 5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0:.G8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Aug 4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1:.G8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Aug 3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:.G8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Aug 2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3:.G8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Aug 1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4:.G8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Jul 31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:.G8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Jul 30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6:.G8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Jul 29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7:.G8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Jul 28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8:.G8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Jul 27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9:.G8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Jul 26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0:.G9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Jul 25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1:.G91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Jul 24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2:.G9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Jul 23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:.G9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Jul 22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:.G9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Jul 21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:.G9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Jul 20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6:.G9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Jul 19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7:.G9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Jul 18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:.G98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Jul 17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:.G99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Jul 16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0:.G10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Jul 15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:.G10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Jul 14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:.G10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Jul 13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3:.G10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Jul 12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:.G10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Jul 11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5:.G10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Jul 10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6:.G10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Jul 9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07:.G10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Jul 8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8:.G10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Jul 7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9:.G10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Jul 6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0:.G11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Jul 5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:.G11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Jul 4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2:.G11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Jul 3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:.G11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Jul 2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:.G114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Jul 1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15:.G115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Jun 30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:.G11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Jun 29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7:.G11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Jun 28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8:.G11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Jun 27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9:.G11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Jun 26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0:.G12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Jun 25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:.G121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Jun 24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2:.G12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Jun 23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:.G12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Jun 22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:.G12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Jun 21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5:.G12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Jun 20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26:.G12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Jun 19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7:.G12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Jun 18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:.G12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Jun 17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:.G12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Jun 16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:.G130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Jun 15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:.G13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Jun 14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2:.G132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Jun 13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:.G13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Jun 12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:.G13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Jun 11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:.G13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Jun 10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36:.G13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Jun 9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:.G13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Jun 8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38:.G13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Jun 7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:.G13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Jun 6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0:.G14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Jun 5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1:.G14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Jun 4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:.G14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Jun 3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3:.G14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Jun 2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4:.G14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Jun 1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:.G14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May 31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:.G14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May 30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:.G14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May 29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:.G14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May 28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:.G149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May 27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:.G150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May 26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May 25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2:.G15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May 24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3:.G15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May 23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:.G15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May 22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5:.G15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May 21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6:.G15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May 20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7:.G15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May 19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:.G15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May 18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9:.G15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May 17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60:.G160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May 16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1:.G16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May 15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:.G16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May 14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:.G16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May 13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:.G16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May 12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5:.G16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May 11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:.G16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May 10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:.G16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May 9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8:.G16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May 8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9:.G16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May 7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:.G17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May 6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1:.G17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May 5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2:.G17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May 4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73:.G173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May 3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4:.G174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May 2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:.G17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May 1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:.G17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Apr 30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7:.G17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Apr 29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8:.G17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Apr 28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9:.G17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Apr 27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0:.G18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Apr 26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1:.G18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Apr 25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:.G18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Apr 24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3:.G18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Apr 23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4:.G18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Apr 22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5:.G18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Apr 21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6:.G18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Apr 20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7:.G18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Apr 19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8:.G18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Apr 18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9:.G18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Apr 17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0:.G19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Apr 16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1:.G19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Apr 15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:.G19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Apr 14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3:.G19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Apr 13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:.G19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Apr 12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:.G19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Apr 11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6:.G19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Apr 10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97:.G19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Apr 9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8:.G19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Apr 8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9:.G19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Apr 7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0:.G20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Apr 6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01:.G20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Apr 5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2:.G20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Apr 4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3:.G20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Apr 3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04:.G20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Apr 2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5:.G20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Apr 1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06:.G20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Mar 31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7:.G20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Mar 30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8:.G20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Mar 29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9:.G20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Mar 28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0:.G210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Mar 27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11:.G21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Mar 26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2:.G21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Mar 25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13:.G21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Mar 24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4:.G21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Mar 23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5:.G21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Mar 22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16:.G21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Mar 21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17:.G21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Mar 20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18:.G21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Mar 19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19:.G21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Mar 18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20:.G22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Mar 17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1:.G22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Mar 16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22:.G22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Mar 15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23:.G223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Mar 14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4:.G224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Mar 13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25:.G22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Mar 12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6:.G22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Mar 11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7:.G22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Mar 10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28:.G22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Mar 9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9:.G22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Mar 8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0:.G23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Mar 7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1:.G23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Mar 6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32:.G23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Mar 5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3:.G23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Mar 4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4:.G23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Mar 3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5:.G23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Mar 2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6:.G23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Mar 1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7:.G23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Feb 28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38:.G23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Feb 27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39:.G23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Feb 26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40:.G240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Feb 25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1:.G24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Feb 24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2:.G24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Feb 23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3:.G24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Feb 22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44:.G244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Feb 21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5:.G24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Feb 20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6:.G24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Feb 19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7:.G24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Feb 18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48:.G24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Feb 17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9:.G24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Feb 16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0:.G25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Feb 15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1:.G25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Feb 14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2:.G25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Feb 13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3:.G25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Feb 12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4:.G254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Feb 11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55:.G25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Feb 10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6:.G25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Feb 9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7:.G25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Feb 8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8:.G25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Feb 7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59:.G25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Feb 6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60:.G260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Feb 5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61:.G26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Feb 4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2:.G26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Feb 3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3:.G26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Feb 2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4:.G26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Feb 1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5:.G26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Jan 31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6:.G26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Jan 30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7:.G26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Jan 29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8:.G26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Jan 28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9:.G26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Jan 27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0:.G27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Jan 26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71:.G271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Jan 25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2:.G27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Jan 24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73:.G27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Jan 23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4:.G27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Jan 22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75:.G27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Jan 21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76:.G276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Jan 20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7:.G27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Jan 19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8:.G27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Jan 18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9:.G27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Jan 17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0:.G28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Jan 16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81:.G28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Jan 15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2:.G28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Jan 14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83:.G28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Jan 13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4:.G28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Jan 12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5:.G285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Jan 11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6:.G286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Jan 10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87:.G28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Jan 9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8:.G28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Jan 8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9:.G28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Jan 7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0:.G29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Jan 6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1:.G29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Jan 5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2:.G29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Jan 4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93:.G29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Jan 3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4:.G29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Jan 2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5:.G29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Jan 1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6:.G29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Dec 31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97:.G29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Dec 30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98:.G29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Dec 29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9:.G29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Dec 28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00:.G30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Dec 27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301:.G30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Dec 26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302:.G30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Dec 25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03:.G30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Dec 24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304:.G30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Dec 23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305:.G3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Dec 22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06:.G3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Dec 21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07:.G3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Dec 20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308:.G3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Dec 19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309:.G3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Dec 18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310:.G3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Dec 17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311:.G3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Dec 16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312:.G3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Dec 15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313:.G3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Dec 14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314:.G3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Dec 13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315:.G3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Dec 12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6:.G31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Dec 11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17:.G317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Dec 10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8:.G31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Dec 9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9:.G31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Dec 8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0:.G32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Dec 7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21:.G32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Dec 6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22:.G32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Dec 5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323:.G3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Dec 4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4:.G32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Dec 3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5:.G32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Dec 2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26:.G32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Dec 1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27:.G32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Nov 30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328:.G3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Nov 29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29:.G32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Nov 28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0:.G33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Nov 27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1:.G33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Nov 26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32:.G33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Nov 25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33:.G33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Nov 24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34:.G33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Nov 23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5:.G33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Nov 22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6:.G336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Nov 21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7:.G33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Nov 20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38:.G33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Nov 19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39:.G339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Nov 18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0:.G34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Nov 17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41:.G34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Nov 16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2:.G34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Nov 15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43:.G34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Nov 14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4:.G34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Nov 13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45:.G34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Nov 12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6:.G34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Nov 11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47:.G34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Nov 10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8:.G34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Nov 9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49:.G34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Nov 8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0:.G35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Nov 7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51:.G35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Nov 6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2:.G35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Nov 5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353:.G353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Nov 4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4:.G35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Nov 3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5:.G35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Nov 2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6:.G35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Nov 1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7:.G35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Oct 31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8:.G35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Oct 30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59:.G35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Oct 29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60:.G360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Oct 28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61:.G36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Oct 27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2:.G362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Oct 26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3:.G36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Oct 25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64:.G36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Oct 24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65:.G36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Oct 23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6:.G36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Oct 22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67:.G367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Oct 21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8:.G36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Oct 20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9:.G36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Oct 19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70:.G37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Oct 18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1:.G37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Oct 17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2:.G37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Oct 16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73:.G37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Oct 15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4:.G37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Oct 14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5:.G37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Oct 13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6:.G37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Oct 12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77:.G37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Oct 11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78:.G378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Oct 10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9:.G37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Oct 9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80:.G38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Oct 8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81:.G38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Oct 7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82:.G38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Oct 6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3:.G38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Oct 5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4:.G38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Oct 4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85:.G38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Oct 3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86:.G38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Oct 2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7:.G38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Oct 1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8:.G38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Sep 30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9:.G38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Sep 29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90:.G39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Sep 28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1:.G39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Sep 27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92:.G39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Sep 26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93:.G393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Sep 25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94:.G39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Sep 24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5:.G39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Sep 23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6:.G39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Sep 22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7:.G397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Sep 21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98:.G39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Sep 20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399:.G39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Sep 19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400:.G40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Sep 18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401:.G40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Sep 17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402:.G40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Sep 16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403:.G40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Sep 15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404:.G40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Sep 14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405:.G4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Sep 13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06:.G4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Sep 12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07:.G4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Sep 11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408:.G4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Sep 10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409:.G4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Sep 9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410:.G4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Sep 8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411:.G4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Sep 7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412:.G4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Sep 6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413:.G4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Sep 5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414:.G4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Sep 4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415:.G4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Sep 3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416:.G4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Sep 2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417:.G4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Sep 1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418:.G4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Aug 31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419:.G4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Aug 30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420:.G4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Aug 29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421:.G4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Aug 28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422:.G4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Aug 27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423:.G4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Aug 26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424:.G4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Aug 25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425:.G4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Aug 24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426:.G4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Aug 23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table:number-columns-repeated="5"/>
          <table:table-cell table:formula="of:=SUM([.C427:.G4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Aug 22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428:.G4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Aug 21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429:.G4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Aug 20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430:.G4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Aug 19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431:.G4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Aug 18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432:.G4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Aug 17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433:.G4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Aug 16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434:.G4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Aug 15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435:.G4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Aug 14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436:.G4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Aug 13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437:.G4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Aug 12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438:.G4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Aug 11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439:.G4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Aug 10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440:.G4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Aug 9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441:.G4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Aug 8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442:.G4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Aug 7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443:.G4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Aug 6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444:.G44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Aug 5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445:.G44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Aug 4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446:.G44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Aug 3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447:.G44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Aug 2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448:.G44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Aug 1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49:.G44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Jul 31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50:.G45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Jul 30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1:.G45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Jul 29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52:.G45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Jul 28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53:.G45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Jul 27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54:.G45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Jul 26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5:.G45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Jul 25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56:.G45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Jul 24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57:.G45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Jul 23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8:.G45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Jul 22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59:.G45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Jul 21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60:.G46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Jul 20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61:.G461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Jul 19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62:.G46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Jul 18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3:.G46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Jul 17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64:.G46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Jul 16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5:.G46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Jul 15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66:.G46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Jul 14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67:.G46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Jul 13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68:.G46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Jul 12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69:.G46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Jul 11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0:.G47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Jul 10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1:.G47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Jul 9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72:.G472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Jul 8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73:.G47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Jul 7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4:.G474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Jul 6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75:.G47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Jul 5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76:.G47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Jul 4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7:.G47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Jul 3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478:.G47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Jul 2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9:.G47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Jul 1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0:.G48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Jun 30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1:.G48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Jun 29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2:.G48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Jun 28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3:.G48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Jun 27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4:.G48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Jun 26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5:.G48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Jun 25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6:.G48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Jun 24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7:.G48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Jun 23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8:.G48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Jun 22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9:.G48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Jun 21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0:.G49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Jun 20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91:.G491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Jun 19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92:.G49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Jun 18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3:.G49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Jun 17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4:.G49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Jun 16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5:.G49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Jun 15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6:.G49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Jun 14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97:.G49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Jun 13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98:.G49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Jun 12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99:.G49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Jun 11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0:.G50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Jun 10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501:.G501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Jun 9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2:.G50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Jun 8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3:.G50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Jun 7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04:.G50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Jun 6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05:.G50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Jun 5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06:.G50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Jun 4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7:.G50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Jun 3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8:.G50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Jun 2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9:.G50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Jun 1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10:.G51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May 31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1:.G51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May 30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2:.G51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May 29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3:.G51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May 28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14:.G51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May 27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5:.G515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May 26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16:.G51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May 25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7:.G51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May 24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18:.G51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May 23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19:.G519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May 22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0:.G52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May 21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21:.G52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May 20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22:.G52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May 19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3:.G52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May 18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4:.G52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May 17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25:.G52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May 16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6:.G52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May 15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27:.G52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May 14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28:.G52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May 13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29:.G529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May 12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30:.G53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May 11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1:.G53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May 10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2:.G53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May 9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3:.G533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May 8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4:.G53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May 7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5:.G535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May 6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6:.G53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May 5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7:.G53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May 4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38:.G53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May 3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39:.G53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May 2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0:.G540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May 1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1:.G54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Apr 30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2:.G54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Apr 29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3:.G543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Apr 28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4:.G54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Apr 27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5:.G54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Apr 26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6:.G54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Apr 25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7:.G54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Apr 24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8:.G54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Apr 23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49:.G54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Apr 22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0:.G55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Apr 21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1:.G55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Apr 20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2:.G55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Apr 19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3:.G55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Apr 18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4:.G55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Apr 17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5:.G55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Apr 16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6:.G55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Apr 15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57:.G55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Apr 14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58:.G55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Apr 13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59:.G55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Apr 12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60:.G56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Apr 11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1:.G56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Apr 10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2:.G562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Apr 9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63:.G56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Apr 8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64:.G56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Apr 7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5:.G56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Apr 6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66:.G566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Apr 5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67:.G56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Apr 4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8:.G56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Apr 3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69:.G56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Apr 2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70:.G57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Apr 1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1:.G571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Mar 31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572:.G572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Mar 30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73:.G57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Mar 29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74:.G57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Mar 28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75:.G57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Mar 27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6:.G57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Mar 26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7:.G57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Mar 25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8:.G57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Mar 24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9:.G57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Mar 23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80:.G58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Mar 22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1:.G581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Mar 21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2:.G58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Mar 20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3:.G58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Mar 19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4:.G584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Mar 18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85:.G58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Mar 17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6:.G58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Mar 16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7:.G587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Mar 15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8:.G58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Mar 14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89:.G58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Mar 13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90:.G59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Mar 12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91:.G59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Mar 11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92:.G59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Mar 10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3:.G59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Mar 9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4:.G59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Mar 8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5:.G59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Mar 7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96:.G59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Mar 6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97:.G59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Mar 5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8:.G598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Mar 4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99:.G59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Mar 3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00:.G60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Mar 2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01:.G60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Mar 1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02:.G60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Feb 28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03:.G60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Feb 27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4:.G60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Feb 26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05:.G60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Feb 25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06:.G60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Feb 24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7:.G60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Feb 23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8:.G60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Feb 22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09:.G60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Feb 21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10:.G61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Feb 20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1:.G61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Feb 19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2:.G61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Feb 18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3:.G61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Feb 17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4:.G61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Feb 16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5:.G61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Feb 15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6:.G61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Feb 14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7:.G61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Feb 13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8:.G61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Feb 12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9:.G61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Feb 11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20:.G62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Feb 10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1:.G62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Feb 9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22:.G622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Feb 8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23:.G62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Feb 7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24:.G62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Feb 6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25:.G62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Feb 5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6:.G62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Feb 4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27:.G62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Feb 3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28:.G62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Feb 2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29:.G62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Feb 1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30:.G63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Jan 31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31:.G63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Jan 30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2:.G63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Jan 29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3:.G63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Jan 28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4:.G63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Jan 27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5:.G63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Jan 26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6:.G63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Jan 25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7:.G63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Jan 24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8:.G63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Jan 23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9:.G63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Jan 22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40:.G64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Jan 21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41:.G64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Jan 20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2:.G64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Jan 19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3:.G64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Jan 18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44:.G644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Jan 17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45:.G64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Jan 16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46:.G64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Jan 15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7:.G64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Jan 14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48:.G64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Jan 13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9:.G64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Jan 12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50:.G65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Jan 11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51:.G651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Jan 10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2:.G65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Jan 9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3:.G65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Jan 8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4:.G65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Jan 7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55:.G65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Jan 6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656:.G65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Jan 5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57:.G657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Jan 4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8:.G65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Jan 3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9:.G65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Jan 2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60:.G66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Jan 1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1:.G66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Dec 31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62:.G66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Dec 30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63:.G66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Dec 29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4:.G66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Dec 28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65:.G66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Dec 27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66:.G66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Dec 26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67:.G66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Dec 25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8:.G66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Dec 24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9:.G66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Dec 23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0:.G67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Dec 22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1:.G67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Dec 21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72:.G67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Dec 20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73:.G67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Dec 19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4:.G67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Dec 18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75:.G67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Dec 17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6:.G676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Dec 16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7:.G67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Dec 15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8:.G67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Dec 14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9:.G67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Dec 13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80:.G68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Dec 12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81:.G68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Dec 11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2:.G68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Dec 10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3:.G68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Dec 9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84:.G68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Dec 8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85:.G68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Dec 7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6:.G68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Dec 6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87:.G68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Dec 5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88:.G68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Dec 4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89:.G68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Dec 3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90:.G69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Dec 2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1:.G691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Dec 1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2:.G69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Nov 30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93:.G69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Nov 29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4:.G69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Nov 28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5:.G69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Nov 27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6:.G69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Nov 26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697:.G697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Nov 25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8:.G69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Nov 24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9:.G69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Nov 23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00:.G70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Nov 22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1:.G70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Nov 21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02:.G70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Nov 20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703:.G703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Nov 19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4:.G70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Nov 18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5:.G70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Nov 17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6:.G70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Nov 16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7:.G70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Nov 15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8:.G70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Nov 14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09:.G70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Nov 13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0:.G71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Nov 12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11:.G71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Nov 11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2:.G71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Nov 10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3:.G71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Nov 9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4:.G71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Nov 8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5:.G71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Nov 7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16:.G71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Nov 6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7:.G71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Nov 5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8:.G71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Nov 4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9:.G71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Nov 3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0:.G72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Nov 2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21:.G72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Nov 1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2:.G72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Oct 31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23:.G723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Oct 30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4:.G72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Oct 29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5:.G72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Oct 28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26:.G72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Oct 27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7:.G72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Oct 26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28:.G72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Oct 25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9:.G72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Oct 24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0:.G730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Oct 23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31:.G73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Oct 22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32:.G732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Oct 21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3:.G73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Oct 20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34:.G73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Oct 19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5:.G73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Oct 18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6:.G73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Oct 17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7:.G73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Oct 16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8:.G73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Oct 15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9:.G73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Oct 14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0:.G740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Oct 13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41:.G74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Oct 12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2:.G74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Oct 11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3:.G74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Oct 10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4:.G74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Oct 9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45:.G74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Oct 8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46:.G74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Oct 7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7:.G74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Oct 6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8:.G748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Oct 5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9:.G74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Oct 4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0:.G75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Oct 3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51:.G75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Oct 2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52:.G75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Oct 1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3:.G75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Sep 30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4:.G75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Sep 29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5:.G755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Sep 28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56:.G75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Sep 27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57:.G75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Sep 26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758:.G758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Sep 25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9:.G75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Sep 24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0:.G76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Sep 23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1:.G76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Sep 22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2:.G76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Sep 21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3:.G76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Sep 20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4:.G76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Sep 19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65:.G76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Sep 18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6:.G76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Sep 17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7:.G76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Sep 16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8:.G76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Sep 15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9:.G76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Sep 14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0:.G77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Sep 13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1:.G77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Sep 12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2:.G77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Sep 11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3:.G773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Sep 10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4:.G77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Sep 9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5:.G77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Sep 8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6:.G776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Sep 7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7:.G77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Sep 6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78:.G77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Sep 5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9:.G77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Sep 4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80:.G78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Sep 3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1:.G78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Sep 2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82:.G78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Sep 1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3:.G78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Aug 31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4:.G784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Aug 30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5:.G78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Aug 29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6:.G78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Aug 28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7:.G78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Aug 27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88:.G78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Aug 26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89:.G78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Aug 25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0:.G79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Aug 24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1:.G79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Aug 23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2:.G79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Aug 22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3:.G79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Aug 21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4:.G79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Aug 20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5:.G79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Aug 19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96:.G79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Aug 18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7:.G797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Aug 17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8:.G79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Aug 16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9:.G79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Aug 15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00:.G80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Aug 14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1:.G80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Aug 13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02:.G80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Aug 12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3:.G80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Aug 11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04:.G80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Aug 10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5:.G80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Aug 9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6:.G80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Aug 8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7:.G80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Aug 7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8:.G80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Aug 6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09:.G809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Aug 5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10:.G81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Aug 4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11:.G81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Aug 3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2:.G81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Aug 2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3:.G81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Aug 1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4:.G81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Jul 31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5:.G81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Jul 30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16:.G81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Jul 29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7:.G817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Jul 28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8:.G81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Jul 27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9:.G81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Jul 26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20:.G82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Jul 25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21:.G82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Jul 24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22:.G82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Jul 23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3:.G82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Jul 22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4:.G82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Jul 21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25:.G82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Jul 20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26:.G82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Jul 19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7:.G827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Jul 18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828:.G828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Jul 17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9:.G82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Jul 16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30:.G83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Jul 15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1:.G83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Jul 14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32:.G83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Jul 13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33:.G83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Jul 12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34:.G83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Jul 11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5:.G83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Jul 10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36:.G83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Jul 9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37:.G83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Jul 8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8:.G83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Jul 7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839:.G83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Jul 6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40:.G84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Jul 5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41:.G84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Jul 4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2:.G84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Jul 3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43:.G84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Jul 2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44:.G84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Jul 1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45:.G84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Jun 30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46:.G84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Jun 29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7:.G84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Jun 28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8:.G848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Jun 27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9:.G84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Jun 26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0:.G85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Jun 25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51:.G85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Jun 24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52:.G85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Jun 23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53:.G853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Jun 22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4:.G854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Jun 21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5:.G85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Jun 20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56:.G85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Jun 19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57:.G85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Jun 18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58:.G85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Jun 17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9:.G85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Jun 16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60:.G86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Jun 15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1:.G86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Jun 14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2:.G86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Jun 13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63:.G86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Jun 12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64:.G86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Jun 11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65:.G86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Jun 10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6:.G86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Jun 9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7:.G86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Jun 8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68:.G868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Jun 7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69:.G86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Jun 6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0:.G87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Jun 5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1:.G87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Jun 4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2:.G87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Jun 3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73:.G87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Jun 2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74:.G87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Jun 1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5:.G87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May 31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6:.G87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May 30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7:.G87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May 29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8:.G87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May 28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79:.G87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May 27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0:.G88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May 26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1:.G88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May 25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2:.G88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May 24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3:.G883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May 23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4:.G88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May 22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85:.G88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May 21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86:.G88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May 20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7:.G88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May 19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8:.G88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May 18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9:.G88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May 17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0:.G890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May 16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1:.G89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May 15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2:.G89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May 14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93:.G893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May 13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4:.G894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May 12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5:.G895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May 11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96:.G89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May 10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7:.G89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May 9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8:.G898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May 8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9:.G89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May 7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0:.G90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May 6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1:.G90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May 5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2:.G90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May 4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3:.G903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May 3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04:.G90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May 2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05:.G90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May 1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6:.G90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Apr 30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7:.G90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Apr 29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08:.G90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Apr 28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09:.G90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Apr 27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0:.G91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Apr 26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1:.G91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Apr 25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2:.G91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Apr 24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13:.G91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Apr 23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14:.G91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Apr 22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15:.G91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Apr 21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16:.G91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Apr 20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17:.G91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Apr 19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18:.G91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Apr 18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9:.G91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Apr 17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20:.G92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Apr 16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21:.G92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Apr 15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2:.G92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Apr 14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23:.G92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Apr 13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24:.G92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Apr 12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25:.G92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Apr 11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26:.G926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Apr 10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7:.G92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Apr 9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8:.G92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Apr 8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9:.G92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Apr 7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0:.G93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Apr 6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1:.G93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Apr 5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32:.G932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Apr 4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3:.G93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Apr 3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34:.G93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Apr 2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5:.G93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Apr 1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36:.G93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Mar 31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7:.G93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Mar 30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8:.G93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Mar 29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9:.G93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Mar 28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40:.G94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Mar 27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41:.G94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Mar 26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2:.G94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Mar 25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3:.G94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Mar 24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4:.G94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Mar 23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5:.G94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Mar 22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46:.G946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Mar 21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47:.G94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Mar 20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8:.G94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Mar 19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9:.G94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Mar 18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0:.G95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Mar 17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1:.G95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Mar 16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2:.G95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Mar 15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3:.G95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Mar 14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54:.G954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Mar 13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5:.G95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Mar 12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6:.G95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Mar 11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7:.G957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Mar 10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8:.G95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Mar 9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9:.G95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Mar 8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60:.G96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Mar 7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61:.G96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Mar 6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62:.G96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Mar 5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63:.G96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Mar 4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4:.G96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Mar 3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5:.G96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Mar 2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966:.G96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Mar 1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67:.G96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Feb 28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8:.G96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Feb 27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69:.G96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Feb 26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0:.G970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Feb 25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71:.G97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Feb 24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2:.G97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Feb 23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73:.G97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Feb 22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4:.G97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Feb 21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5:.G97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Feb 20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76:.G97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Feb 19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7:.G977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Feb 18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8:.G97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Feb 17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9:.G97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Feb 16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80:.G98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Feb 15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81:.G98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Feb 14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2:.G98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Feb 13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3:.G98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Feb 12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4:.G98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Feb 11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85:.G985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Feb 10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86:.G98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Feb 9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87:.G987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Feb 8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88:.G98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Feb 7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9:.G98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Feb 6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0:.G99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Feb 5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1:.G99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Feb 4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92:.G99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Feb 3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3:.G99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Feb 2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4:.G994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Feb 1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5:.G99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Jan 31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96:.G99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Jan 30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7:.G99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Jan 29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98:.G99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Jan 28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99:.G99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Jan 27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0:.G100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Jan 26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01:.G100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Jan 25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2:.G1002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Jan 24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03:.G100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Jan 23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4:.G100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Jan 22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05:.G100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Jan 21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6:.G100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Jan 20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7:.G100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Jan 19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08:.G100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Jan 18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009:.G1009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Jan 17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0:.G101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Jan 16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11:.G101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Jan 15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12:.G101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Jan 14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3:.G101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Jan 13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4:.G101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Jan 12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15:.G101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Jan 11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16:.G101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Jan 10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7:.G101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Jan 9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8:.G1018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Jan 8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9:.G101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Jan 7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0:.G102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Jan 6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21:.G102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Jan 5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2:.G102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Jan 4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3:.G1023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Jan 3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4:.G102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Jan 2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25:.G102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Jan 1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6:.G102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Dec 31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7:.G102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Dec 30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28:.G1028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Dec 29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9:.G102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Dec 28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30:.G1030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Dec 27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1:.G103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Dec 26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2:.G1032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Dec 25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33:.G103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Dec 24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4:.G103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Dec 23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5:.G1035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Dec 22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6:.G103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Dec 21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7:.G1037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Dec 20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38:.G103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Dec 19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39:.G103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Dec 18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0:.G104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Dec 17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41:.G104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Dec 16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42:.G1042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Dec 15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3:.G104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Dec 14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4:.G104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Dec 13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5:.G104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Dec 12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46:.G104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Dec 11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7:.G1047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Dec 10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8:.G104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Dec 9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9:.G104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Dec 8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50:.G1050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Dec 7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51:.G1051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Dec 6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2:.G105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Dec 5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3:.G105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Dec 4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4:.G105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Dec 3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5:.G105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Dec 2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56:.G105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Dec 1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7:.G105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Nov 30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58:.G105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Nov 29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9:.G105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Nov 28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0:.G106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Nov 27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061:.G1061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Nov 26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2:.G106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Nov 25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3:.G106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Nov 24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4:.G106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Nov 23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65:.G106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Nov 22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6:.G106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Nov 21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67:.G1067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Nov 20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68:.G106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Nov 19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9:.G106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Nov 18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0:.G107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Nov 17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1:.G107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Nov 16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2:.G1072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Nov 15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3:.G107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Nov 14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4:.G107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Nov 13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075:.G107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Nov 12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6:.G107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Nov 11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77:.G107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Nov 10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78:.G107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Nov 9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79:.G1079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Nov 8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0:.G108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Nov 7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81:.G1081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Nov 6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2:.G108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Nov 5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3:.G108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Nov 4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4:.G108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Nov 3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5:.G108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Nov 2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86:.G108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Nov 1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7:.G108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Oct 31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88:.G108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Oct 30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89:.G108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Oct 29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90:.G109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Oct 28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91:.G109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Oct 27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92:.G109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Oct 26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93:.G109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Oct 25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94:.G109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Oct 24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5:.G109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Oct 23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6:.G109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Oct 22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7:.G109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Oct 21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98:.G109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Oct 20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9:.G1099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Oct 19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00:.G110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Oct 18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01:.G110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Oct 17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102:.G1102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Oct 16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3:.G110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Oct 15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04:.G110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Oct 14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05:.G110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Oct 13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6:.G110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Oct 12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7:.G110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Oct 11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8:.G110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Oct 10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09:.G110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Oct 9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10:.G111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Oct 8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1:.G111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Oct 7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12:.G111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Oct 6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13:.G111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Oct 5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14:.G111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Oct 4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5:.G111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Oct 3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16:.G1116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Oct 2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7:.G111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Oct 1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8:.G111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Sep 30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19:.G111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Sep 29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20:.G112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Sep 28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21:.G112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Sep 27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22:.G112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Sep 26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3:.G112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Sep 25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24:.G112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Sep 24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25:.G1125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Sep 23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6:.G112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Sep 22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27:.G112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Sep 21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8:.G112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Sep 20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9:.G112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Sep 19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30:.G113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Sep 18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31:.G1131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Sep 17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2:.G113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Sep 16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3:.G113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Sep 15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34:.G113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Sep 14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5:.G113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Sep 13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6:.G113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Sep 12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37:.G113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Sep 11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8:.G113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Sep 10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39:.G113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Sep 9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40:.G114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Sep 8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41:.G114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Sep 7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42:.G114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Sep 6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3:.G114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Sep 5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44:.G114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Sep 4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5:.G114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Sep 3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46:.G1146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Sep 2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47:.G114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Sep 1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8:.G114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Aug 31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49:.G114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Aug 30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0:.G1150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Aug 29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1:.G115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Aug 28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2:.G115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Aug 27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53:.G115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Aug 26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4:.G115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Aug 25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5:.G115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Aug 24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6:.G115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Aug 23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7:.G115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Aug 22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8:.G115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Aug 21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9:.G115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Aug 20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0:.G116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Aug 19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1:.G116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Aug 18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2:.G116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Aug 17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63:.G1163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Aug 16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4:.G116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Aug 15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5:.G116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Aug 14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6:.G116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Aug 13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7:.G116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Aug 12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8:.G1168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Aug 11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9:.G1169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Aug 10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70:.G117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Aug 9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1:.G117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Aug 8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2:.G117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Aug 7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73:.G1173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Aug 6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4:.G117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Aug 5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5:.G117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Aug 4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6:.G117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Aug 3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7:.G117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Aug 2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8:.G117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Aug 1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9:.G117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Jul 31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0:.G118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Jul 30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1:.G118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Jul 29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2:.G118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Jul 28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3:.G118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Jul 27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84:.G118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Jul 26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85:.G118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Jul 25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6:.G118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Jul 24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7:.G118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Jul 23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8:.G1188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Jul 22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89:.G118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Jul 21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0:.G119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Jul 20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191:.G1191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Jul 19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92:.G119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Jul 18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93:.G119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Jul 17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4:.G1194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Jul 16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5:.G119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Jul 15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6:.G119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Jul 14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7:.G119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Jul 13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98:.G119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Jul 12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9:.G119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Jul 11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0:.G120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Jul 10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201:.G120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Jul 9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2:.G120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Jul 8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3:.G120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Jul 7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4:.G120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Jul 6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5:.G120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Jul 5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6:.G120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Jul 4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07:.G120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Jul 3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08:.G120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Jul 2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9:.G1209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Jul 1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0:.G121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Jun 30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1:.G121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Jun 29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2:.G121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Jun 28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3:.G121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Jun 27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4:.G1214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Jun 26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15:.G121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Jun 25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6:.G121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Jun 24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17:.G121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Jun 23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18:.G121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Jun 22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19:.G121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Jun 21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0:.G122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Jun 20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1:.G122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Jun 19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2:.G122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Jun 18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3:.G122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Jun 17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4:.G122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Jun 16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5:.G122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Jun 15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6:.G122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Jun 14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7:.G122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Jun 13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8:.G122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Jun 12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9:.G122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Jun 11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30:.G1230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Jun 10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31:.G123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Jun 9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32:.G1232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Jun 8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33:.G123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Jun 7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34:.G123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Jun 6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5:.G123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Jun 5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36:.G123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Jun 4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7:.G123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Jun 3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38:.G123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Jun 2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9:.G123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Jun 1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40:.G1240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May 31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1:.G124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May 30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2:.G124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May 29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3:.G124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May 28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4:.G124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May 27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45:.G1245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May 26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6:.G124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May 25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7:.G1247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May 24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8:.G124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May 23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9:.G1249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May 22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0:.G125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May 21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1:.G125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May 20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52:.G125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May 19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3:.G125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May 18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4:.G125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May 17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5:.G125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May 16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6:.G125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May 15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7:.G125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May 14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58:.G125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May 13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9:.G125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May 12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60:.G126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May 11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61:.G126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May 10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62:.G126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May 9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3:.G126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May 8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4:.G1264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May 7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5:.G126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May 6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6:.G126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May 5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67:.G126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May 4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8:.G126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May 3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9:.G126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May 2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0:.G127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May 1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1:.G127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Apr 30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72:.G127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Apr 29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73:.G127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Apr 28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4:.G127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Apr 27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5:.G127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Apr 26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6:.G127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Apr 25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7:.G127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Apr 24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78:.G127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Apr 23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9:.G127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Apr 22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0:.G128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Apr 21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1:.G128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Apr 20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82:.G128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Apr 19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83:.G128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Apr 18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4:.G128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Apr 17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5:.G1285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Apr 16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86:.G128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Apr 15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87:.G128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Apr 14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8:.G128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Apr 13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9:.G128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Apr 12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90:.G129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Apr 11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91:.G129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Apr 10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2:.G1292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Apr 9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3:.G129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Apr 8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4:.G129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Apr 7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5:.G129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Apr 6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6:.G129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Apr 5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97:.G129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Apr 4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8:.G129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Apr 3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9:.G1299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Apr 2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0:.G130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Apr 1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01:.G130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Mar 31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2:.G1302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Mar 30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03:.G130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Mar 29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4:.G1304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Mar 28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5:.G130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Mar 27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06:.G130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Mar 26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07:.G130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Mar 25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8:.G130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Mar 24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09:.G130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Mar 23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10:.G131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Mar 22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1:.G131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Mar 21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2:.G131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Mar 20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13:.G1313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Mar 19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4:.G131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Mar 18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15:.G131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Mar 17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6:.G131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Mar 16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7:.G131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Mar 15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8:.G131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Mar 14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9:.G131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Mar 13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20:.G132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Mar 12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21:.G132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Mar 11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2:.G132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Mar 10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3:.G132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Mar 9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24:.G132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Mar 8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5:.G132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Mar 7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6:.G132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Mar 6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7:.G132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Mar 5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8:.G132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Mar 4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9:.G132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Mar 3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330:.G1330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Mar 2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1:.G133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Mar 1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2:.G133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Feb 29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33:.G133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Feb 28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34:.G133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Feb 27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5:.G133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Feb 26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6:.G133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Feb 25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7:.G133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Feb 24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8:.G133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Feb 23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39:.G133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Feb 22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0:.G134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Feb 21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41:.G134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Feb 20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2:.G134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Feb 19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3:.G134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Feb 18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4:.G1344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Feb 17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5:.G134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Feb 16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6:.G134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Feb 15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7:.G1347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Feb 14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8:.G134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Feb 13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9:.G1349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Feb 12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0:.G135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Feb 11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51:.G135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Feb 10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2:.G135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Feb 9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3:.G135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Feb 8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54:.G135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Feb 7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5:.G135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Feb 6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56:.G1356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Feb 5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7:.G135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Feb 4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58:.G135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Feb 3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9:.G135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Feb 2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0:.G136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Feb 1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1:.G1361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Jan 31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2:.G136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Jan 30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3:.G136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Jan 29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4:.G136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Jan 28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5:.G136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Jan 27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66:.G136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Jan 26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67:.G1367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Jan 25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8:.G136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Jan 24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69:.G136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Jan 23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70:.G137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Jan 22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1:.G137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Jan 21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2:.G137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Jan 20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3:.G137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Jan 19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4:.G137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Jan 18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75:.G137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Jan 17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76:.G137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Jan 16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77:.G137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Jan 15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8:.G137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Jan 14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79:.G137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Jan 13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0:.G138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Jan 12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1:.G138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Jan 11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2:.G138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Jan 10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3:.G138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Jan 9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4:.G138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Jan 8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5:.G138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Jan 7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86:.G138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Jan 6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7:.G138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Jan 5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8:.G138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Jan 4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9:.G138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Jan 3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0:.G139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Jan 2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1:.G139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Jan 1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2:.G139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Dec 31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3:.G139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Dec 30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94:.G139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Dec 29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395:.G1395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Dec 28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6:.G139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Dec 27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7:.G139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Dec 26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8:.G139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Dec 25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99:.G139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Dec 24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0:.G140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Dec 23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1:.G140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Dec 22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2:.G140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Dec 21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3:.G140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Dec 20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04:.G140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Dec 19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05:.G1405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Dec 18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6:.G140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Dec 17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7:.G140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Dec 16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08:.G140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Dec 15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9:.G140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Dec 14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0:.G1410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Dec 13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1:.G141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Dec 12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12:.G141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Dec 11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3:.G141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Dec 10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14:.G141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Dec 9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5:.G141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Dec 8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6:.G141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Dec 7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17:.G141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Dec 6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18:.G141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Dec 5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9:.G141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Dec 4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20:.G142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Dec 3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21:.G142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Dec 2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2:.G142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Dec 1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3:.G142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Nov 30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24:.G142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Nov 29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5:.G142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Nov 28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26:.G142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Nov 27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27:.G142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Nov 26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8:.G142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Nov 25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9:.G142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Nov 24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0:.G143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Nov 23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1:.G143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Nov 22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2:.G143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Nov 21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3:.G143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Nov 20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34:.G143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Nov 19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5:.G143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Nov 18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36:.G143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Nov 17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7:.G143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Nov 16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8:.G143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Nov 15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39:.G143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Nov 14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40:.G144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Nov 13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1:.G1441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Nov 12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42:.G144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Nov 11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3:.G144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Nov 10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4:.G144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Nov 9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5:.G144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Nov 8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6:.G144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Nov 7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7:.G144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Nov 6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48:.G144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Nov 5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9:.G1449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Nov 4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0:.G1450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Nov 3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1:.G145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Nov 2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2:.G145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Nov 1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53:.G145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Oct 31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454:.G1454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Oct 30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55:.G145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Oct 29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56:.G145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Oct 28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7:.G145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Oct 27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58:.G145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Oct 26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9:.G145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Oct 25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60:.G146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Oct 24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1:.G146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Oct 23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62:.G146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Oct 22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3:.G146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Oct 21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4:.G146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Oct 20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5:.G146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Oct 19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6:.G146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Oct 18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7:.G1467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Oct 17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8:.G146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Oct 16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9:.G146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Oct 15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70:.G147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Oct 14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71:.G147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Oct 13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2:.G147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Oct 12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3:.G147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Oct 11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74:.G1474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Oct 10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5:.G147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Oct 9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76:.G147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Oct 8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7:.G147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Oct 7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78:.G147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Oct 6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9:.G147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Oct 5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0:.G148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Oct 4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81:.G148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Oct 3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82:.G148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Oct 2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3:.G1483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Oct 1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84:.G148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Sep 30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5:.G148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Sep 29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6:.G148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Sep 28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7:.G148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Sep 27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88:.G148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Sep 26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89:.G148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Sep 25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0:.G149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Sep 24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1:.G149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Sep 23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92:.G149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Sep 22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93:.G149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Sep 21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4:.G149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Sep 20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5:.G149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Sep 19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6:.G149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Sep 18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7:.G149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Sep 17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8:.G149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Sep 16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99:.G149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Sep 15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0:.G150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Sep 14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01:.G150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Sep 13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2:.G150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Sep 12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03:.G150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Sep 11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04:.G150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Sep 10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5:.G150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Sep 9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6:.G150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Sep 8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07:.G1507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Sep 7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8:.G150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Sep 6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09:.G1509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Sep 5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0:.G151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Sep 4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11:.G151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Sep 3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2:.G151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Sep 2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13:.G151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Sep 1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4:.G151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Aug 31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15:.G151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Aug 30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6:.G151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Aug 29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7:.G151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Aug 28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18:.G151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Aug 27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19:.G1519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Aug 26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0:.G152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Aug 25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1:.G152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Aug 24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2:.G152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Aug 23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3:.G152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Aug 22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24:.G152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Aug 21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25:.G152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Aug 20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6:.G152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Aug 19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7:.G152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Aug 18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8:.G152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Aug 17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9:.G152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Aug 16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30:.G153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Aug 15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1:.G153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Aug 14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2:.G153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Aug 13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3:.G153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Aug 12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34:.G153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Aug 11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35:.G153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Aug 10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36:.G153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Aug 9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7:.G153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Aug 8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8:.G153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Aug 7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539:.G1539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Aug 6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0:.G154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Aug 5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1:.G154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Aug 4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2:.G154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Aug 3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3:.G154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Aug 2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4:.G154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Aug 1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45:.G154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Jul 31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46:.G154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Jul 30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7:.G154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Jul 29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48:.G154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Jul 28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9:.G154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Jul 27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50:.G155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Jul 26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51:.G155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Jul 25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52:.G155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Jul 24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3:.G155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Jul 23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4:.G155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Jul 22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5:.G155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Jul 21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6:.G155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Jul 20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7:.G1557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Jul 19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8:.G155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Jul 18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59:.G155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Jul 17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60:.G156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Jul 16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1:.G156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Jul 15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62:.G156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Jul 14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3:.G156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Jul 13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64:.G156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Jul 12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65:.G156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Jul 11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66:.G156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Jul 10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7:.G156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Jul 9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8:.G156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Jul 8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9:.G156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Jul 7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70:.G157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Jul 6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1:.G157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Jul 5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72:.G157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Jul 4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3:.G157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Jul 3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4:.G157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Jul 2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5:.G157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Jul 1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6:.G157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Jun 30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7:.G157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Jun 29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78:.G157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Jun 28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79:.G157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Jun 27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80:.G158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Jun 26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1:.G158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Jun 25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2:.G158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Jun 24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3:.G158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Jun 23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4:.G158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Jun 22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85:.G158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Jun 21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6:.G158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Jun 20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87:.G158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Jun 19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88:.G158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Jun 18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9:.G158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Jun 17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0:.G159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Jun 16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91:.G159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Jun 15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2:.G159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Jun 14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3:.G159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Jun 13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94:.G159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Jun 12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5:.G159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Jun 11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6:.G159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Jun 10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7:.G159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Jun 9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98:.G159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Jun 8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9:.G159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Jun 7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00:.G160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Jun 6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01:.G160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Jun 5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2:.G160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Jun 4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03:.G160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Jun 3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04:.G160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Jun 2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05:.G160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Jun 1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06:.G160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May 31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07:.G160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May 30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08:.G160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May 29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09:.G160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May 28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0:.G161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May 27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11:.G161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May 26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12:.G161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May 25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13:.G1613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May 24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14:.G161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May 23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15:.G161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May 22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16:.G161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May 21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7:.G161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May 20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8:.G161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May 19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19:.G161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May 18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0:.G162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May 17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1:.G1621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May 16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2:.G162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May 15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3:.G162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May 14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4:.G1624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May 13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5:.G162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May 12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26:.G1626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May 11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7:.G162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May 10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8:.G162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May 9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9:.G162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May 8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0:.G163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May 7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1:.G163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May 6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2:.G163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May 5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3:.G163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May 4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34:.G1634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May 3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5:.G163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May 2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36:.G163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May 1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7:.G163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Apr 30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8:.G163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Apr 29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9:.G163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Apr 28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40:.G164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Apr 27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1:.G164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Apr 26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2:.G164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Apr 25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3:.G164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Apr 24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4:.G1644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Apr 23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45:.G164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Apr 22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6:.G164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Apr 21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47:.G164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Apr 20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8:.G164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Apr 19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9:.G164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Apr 18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0:.G165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Apr 17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51:.G165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Apr 16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2:.G165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Apr 15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3:.G165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Apr 14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54:.G1654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Apr 13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5:.G1655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Apr 12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6:.G165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Apr 11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7:.G165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Apr 10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8:.G165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Apr 9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59:.G1659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Apr 8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60:.G166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Apr 7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1:.G166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Apr 6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62:.G166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Apr 5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3:.G166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Apr 4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4:.G166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Apr 3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5:.G166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Apr 2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6:.G166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Apr 1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7:.G1667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Mar 31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8:.G166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Mar 30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9:.G166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Mar 29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0:.G167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Mar 28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71:.G167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Mar 27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72:.G167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Mar 26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3:.G167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Mar 25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4:.G167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Mar 24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5:.G167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Mar 23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76:.G167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Mar 22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7:.G167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Mar 21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8:.G167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Mar 20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9:.G167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Mar 19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0:.G168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Mar 18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81:.G168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Mar 17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2:.G168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Mar 16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83:.G168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Mar 15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4:.G168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Mar 14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5:.G1685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Mar 13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6:.G168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Mar 12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87:.G168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Mar 11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8:.G168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Mar 10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89:.G168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Mar 9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0:.G169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Mar 8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91:.G169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Mar 7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92:.G169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Mar 6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3:.G169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Mar 5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94:.G169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Mar 4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5:.G169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Mar 3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6:.G169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Mar 2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97:.G169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Mar 1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98:.G169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Feb 28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99:.G169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Feb 27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0:.G170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Feb 26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1:.G170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Feb 25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2:.G170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Feb 24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3:.G170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Feb 23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4:.G170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Feb 22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5:.G170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Feb 21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6:.G170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Feb 20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7:.G170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Feb 19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8:.G170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Feb 18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9:.G170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Feb 17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10:.G171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Feb 16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1:.G171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Feb 15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2:.G171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Feb 14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3:.G171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Feb 13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4:.G1714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Feb 12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15:.G171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Feb 11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6:.G171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Feb 10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7:.G171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Feb 9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8:.G171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Feb 8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19:.G1719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Feb 7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0:.G172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Feb 6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21:.G172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Feb 5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2:.G172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Feb 4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3:.G172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Feb 3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4:.G172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Feb 2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5:.G172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Feb 1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6:.G172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Jan 31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727:.G1727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Jan 30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8:.G172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Jan 29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29:.G172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Jan 28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0:.G173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Jan 27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1:.G173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Jan 26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32:.G173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Jan 25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3:.G173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Jan 24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4:.G173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Jan 23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5:.G173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Jan 22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36:.G173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Jan 21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7:.G173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Jan 20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38:.G173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Jan 19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39:.G173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Jan 18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0:.G174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Jan 17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1:.G174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Jan 16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42:.G1742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Jan 15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3:.G174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Jan 14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4:.G174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Jan 13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45:.G174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Jan 12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6:.G174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Jan 11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7:.G174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Jan 10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8:.G1748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Jan 9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9:.G174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Jan 8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50:.G175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Jan 7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51:.G175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Jan 6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2:.G175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Jan 5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53:.G175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Jan 4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4:.G175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Jan 3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55:.G175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Jan 2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56:.G175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Jan 1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57:.G175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Dec 31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8:.G175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Dec 30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9:.G175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Dec 29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0:.G176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Dec 28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61:.G176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Dec 27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62:.G176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Dec 26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3:.G1763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Dec 25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4:.G176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Dec 24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65:.G176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Dec 23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6:.G176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Dec 22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67:.G176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Dec 21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8:.G176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Dec 20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69:.G176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Dec 19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70:.G177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Dec 18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1:.G177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Dec 17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2:.G177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Dec 16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3:.G177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Dec 15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74:.G177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Dec 14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75:.G177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Dec 13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6:.G177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Dec 12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777:.G1777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Dec 11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8:.G177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Dec 10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9:.G177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Dec 9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0:.G1780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Dec 8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1:.G178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Dec 7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82:.G178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Dec 6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3:.G178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Dec 5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84:.G178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Dec 4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85:.G178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Dec 3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86:.G178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Dec 2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787:.G1787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Dec 1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8:.G178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Nov 30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89:.G178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Nov 29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0:.G179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Nov 28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1:.G179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Nov 27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2:.G179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Nov 26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93:.G1793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Nov 25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94:.G179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Nov 24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95:.G179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Nov 23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96:.G179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Nov 22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7:.G179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Nov 21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8:.G179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Nov 20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9:.G179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Nov 19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0:.G180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Nov 18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01:.G180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Nov 17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2:.G180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Nov 16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3:.G180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Nov 15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4:.G180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Nov 14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05:.G180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Nov 13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6:.G1806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Nov 12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07:.G180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Nov 11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8:.G1808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Nov 10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09:.G180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Nov 9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0:.G181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Nov 8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11:.G181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Nov 7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2:.G181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Nov 6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13:.G181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Nov 5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4:.G181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Nov 4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5:.G181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Nov 3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16:.G181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Nov 2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17:.G181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Nov 1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8:.G181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Oct 31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19:.G181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Oct 30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0:.G182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Oct 29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1:.G182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Oct 28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822:.G1822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Oct 27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3:.G182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Oct 26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24:.G182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Oct 25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5:.G182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Oct 24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6:.G182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Oct 23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7:.G182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Oct 22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28:.G182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Oct 21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9:.G1829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Oct 20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30:.G183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Oct 19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31:.G183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Oct 18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2:.G183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Oct 17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3:.G183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Oct 16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4:.G1834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Oct 15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35:.G183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Oct 14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6:.G1836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Oct 13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37:.G183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Oct 12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8:.G183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Oct 11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9:.G183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Oct 10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40:.G184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Oct 9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41:.G1841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Oct 8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42:.G184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Oct 7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3:.G184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Oct 6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4:.G1844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Oct 5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5:.G184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Oct 4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46:.G184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Oct 3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7:.G184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Oct 2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48:.G184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Oct 1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9:.G184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Sep 30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0:.G185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Sep 29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1:.G185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Sep 28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2:.G185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Sep 27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3:.G185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Sep 26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4:.G185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Sep 25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55:.G185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Sep 24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6:.G185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Sep 23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7:.G185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Sep 22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8:.G185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Sep 21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9:.G185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Sep 20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0:.G186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Sep 19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61:.G186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Sep 18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62:.G186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Sep 17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3:.G186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Sep 16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4:.G186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Sep 15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5:.G1865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Sep 14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6:.G1866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Sep 13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7:.G186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Sep 12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68:.G186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Sep 11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69:.G1869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Sep 10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0:.G187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Sep 9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71:.G1871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Sep 8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2:.G187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Sep 7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73:.G187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Sep 6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874:.G1874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Sep 5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75:.G187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Sep 4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6:.G187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Sep 3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7:.G187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Sep 2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78:.G187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Sep 1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79:.G187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Aug 31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80:.G188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Aug 30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1:.G188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Aug 29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2:.G1882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Aug 28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3:.G188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Aug 27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4:.G188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Aug 26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5:.G188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Aug 25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86:.G188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Aug 24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7:.G188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Aug 23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88:.G188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Aug 22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9:.G188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Aug 21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90:.G189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Aug 20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91:.G189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Aug 19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92:.G189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Aug 18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3:.G189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Aug 17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4:.G189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Aug 16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5:.G189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Aug 15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96:.G189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Aug 14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7:.G189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Aug 13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98:.G189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Aug 12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9:.G189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Aug 11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0:.G190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Aug 10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01:.G190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Aug 9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2:.G190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Aug 8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3:.G190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Aug 7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4:.G190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Aug 6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5:.G190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Aug 5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6:.G190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Aug 4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07:.G190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Aug 3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8:.G190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Aug 2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9:.G190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Aug 1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0:.G191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Jul 31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1:.G191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Jul 30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2:.G191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Jul 29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3:.G191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Jul 28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914:.G191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Jul 27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5:.G191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Jul 26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16:.G191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Jul 25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7:.G191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Jul 24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8:.G191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Jul 23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9:.G191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Jul 22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0:.G192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Jul 21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1:.G1921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Jul 20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2:.G1922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Jul 19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23:.G192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Jul 18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24:.G192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Jul 17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5:.G192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Jul 16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6:.G192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Jul 15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7:.G192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Jul 14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28:.G192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Jul 13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9:.G192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Jul 12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0:.G193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Jul 11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1:.G193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Jul 10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2:.G193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Jul 9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933:.G1933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Jul 8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34:.G193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Jul 7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35:.G193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Jul 6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6:.G193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Jul 5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7:.G1937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Jul 4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38:.G193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Jul 3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39:.G193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Jul 2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40:.G194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Jul 1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1:.G194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Jun 30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2:.G194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Jun 29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3:.G194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Jun 28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4:.G194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Jun 27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45:.G1945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Jun 26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6:.G194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Jun 25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7:.G194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Jun 24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8:.G194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Jun 23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9:.G194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Jun 22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50:.G195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Jun 21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51:.G195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Jun 20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952:.G1952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Jun 19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53:.G1953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Jun 18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Jun 17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Jun 16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Jun 15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Jun 14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Jun 13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Jun 12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Jun 11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Jun 10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Jun 9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Jun 8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Jun 7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Jun 6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Jun 5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Jun 4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Jun 3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Jun 2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Jun 1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May 31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May 30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May 29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May 28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May 27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May 26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May 25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May 24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May 23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May 22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May 21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May 20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May 19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May 18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May 17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May 16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May 15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May 14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May 13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May 12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May 11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May 10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May 9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May 8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May 7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May 6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May 5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May 4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May 3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May 2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May 1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Apr 30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Apr 29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Apr 28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Apr 27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Apr 26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Apr 25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Apr 24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Apr 23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Apr 22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Apr 21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Apr 20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Apr 19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Apr 18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Apr 17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Apr 16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Apr 15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Apr 14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Apr 13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Apr 12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Apr 11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Apr 10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Apr 9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Apr 8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Apr 7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Apr 6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Apr 5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Apr 4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Apr 3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Apr 2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Apr 1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Mar 31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Mar 30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Mar 29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Mar 28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Mar 27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Mar 26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Mar 25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Mar 24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Mar 23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Mar 22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Mar 21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Mar 20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Mar 19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Mar 18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Mar 17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Mar 16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Mar 15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Mar 14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Mar 13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Mar 12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Mar 11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Mar 10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Mar 9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Mar 8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Mar 7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Mar 6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Mar 5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Mar 4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Mar 3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Mar 2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Mar 1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Feb 28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Feb 27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Feb 26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Feb 25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Feb 24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Feb 23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Feb 22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Feb 21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Feb 20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Feb 19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Feb 18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Feb 17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Feb 16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Feb 15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Feb 14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Feb 13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Feb 12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Feb 11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Feb 10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Feb 9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Feb 8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Feb 7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Feb 6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Feb 5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Feb 4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Feb 3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Feb 2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Feb 1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Jan 31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Jan 30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Jan 29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Jan 28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Jan 27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Jan 26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Jan 25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Jan 24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Jan 23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Jan 22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Jan 21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Jan 20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Jan 19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Jan 18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Jan 17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Jan 16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Jan 15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Jan 14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Jan 13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Jan 12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Jan 11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Jan 10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Jan 9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Jan 8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Jan 7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Jan 6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Jan 5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Jan 4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Jan 3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Jan 2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Jan 1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Dec 31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Dec 30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Dec 29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Dec 28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Dec 27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Dec 26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Dec 25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Dec 24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Dec 23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Dec 22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Dec 21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Dec 20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Dec 19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Dec 18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Dec 17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Dec 16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Dec 15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Dec 14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Dec 13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Dec 12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Dec 11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Dec 10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Dec 9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Dec 8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Dec 7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Dec 6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Dec 5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Dec 4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Dec 3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Dec 2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Dec 1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Nov 30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Nov 29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Nov 28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Nov 27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Nov 26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Nov 25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Nov 24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Nov 23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Nov 22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Nov 21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Nov 20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Nov 19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Nov 18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Nov 17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Nov 16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Nov 15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Nov 14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Nov 13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Nov 12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Nov 11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Nov 10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Nov 9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Nov 8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Nov 7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Nov 6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Nov 5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Nov 4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Nov 3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Nov 2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Nov 1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Oct 31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Oct 30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Oct 29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Oct 28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Oct 27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Oct 26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Oct 25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Oct 24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Oct 23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Oct 22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Oct 21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Oct 20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Oct 19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Oct 18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Oct 17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Oct 16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Oct 15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Oct 14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Oct 13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Oct 12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Oct 11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Oct 10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Oct 9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Oct 8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Oct 7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Oct 6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Oct 5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Oct 4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Oct 3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Oct 2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Oct 1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Sep 30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Sep 29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Sep 28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Sep 27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Sep 26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Sep 25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Sep 24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Sep 23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Sep 22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Sep 21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Sep 20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Sep 19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Sep 18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Sep 17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Sep 16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Sep 15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Sep 14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Sep 13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Sep 12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Sep 11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Sep 10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Sep 9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Sep 8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Sep 7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Sep 6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Sep 5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Sep 4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Sep 3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Sep 2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Sep 1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Aug 31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Aug 30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Aug 29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Aug 28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Aug 27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Aug 26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Aug 25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Aug 24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Aug 23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Aug 22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Aug 21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Aug 20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Aug 19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Aug 18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Aug 17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Aug 16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Aug 15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Aug 14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Aug 13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Aug 12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Aug 11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Aug 10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Aug 9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Aug 8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Aug 7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Aug 6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Aug 5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Aug 4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Aug 3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Aug 2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Aug 1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Jul 31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Jul 30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Jul 29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Jul 28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Jul 27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Jul 26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Jul 25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Jul 24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Jul 23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Jul 22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Jul 21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Jul 20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Jul 19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Jul 18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Jul 17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Jul 16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Jul 15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Jul 14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Jul 13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Jul 12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Jul 11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Jul 10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Jul 9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Jul 8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Jul 7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Jul 6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Jul 5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Jul 4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Jul 3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Jul 2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Jul 1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Jun 30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Jun 29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Jun 28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Jun 27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Jun 26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Jun 25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Jun 24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Jun 23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Jun 22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Jun 21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Jun 20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Jun 19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Jun 18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Jun 17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Jun 16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Jun 15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Jun 14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Jun 13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Jun 12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Jun 11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Jun 10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Jun 9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Jun 8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Jun 7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Jun 6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Jun 5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Jun 4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Jun 3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Jun 2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Jun 1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May 31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May 30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May 29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May 28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May 27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May 26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May 25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May 24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May 23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May 22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May 21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May 20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May 19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May 18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May 17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May 16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May 15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May 14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May 13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May 12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May 11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May 10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May 9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May 8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May 7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May 6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May 5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May 4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May 3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May 2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May 1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Apr 30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Apr 29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Apr 28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Apr 27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Apr 26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Apr 25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Apr 24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Apr 23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Apr 22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Apr 21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Apr 20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Apr 19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Apr 18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Apr 17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Apr 16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Apr 15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Apr 14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Apr 13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Apr 12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Apr 11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Apr 10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Apr 9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Apr 8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Apr 7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Apr 6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Apr 5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Apr 4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Apr 3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Apr 2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Apr 1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Mar 31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Mar 30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Mar 29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Mar 28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Mar 27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Mar 26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Mar 25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Mar 24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Mar 23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Mar 22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Mar 21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Mar 20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Mar 19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Mar 18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Mar 17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Mar 16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Mar 15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Mar 14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Mar 13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Mar 12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Mar 11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Mar 10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Mar 9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Mar 8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Mar 7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Mar 6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Mar 5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Mar 4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Mar 3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Mar 2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Mar 1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Feb 28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Feb 27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Feb 26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Feb 25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Feb 24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Feb 23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Feb 22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Feb 21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Feb 20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Feb 19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Feb 18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Feb 17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Feb 16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Feb 15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Feb 14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Feb 13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Feb 12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Feb 11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Feb 10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Feb 9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Feb 8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Feb 7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Feb 6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Feb 5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Feb 4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Feb 3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Feb 2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Feb 1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Jan 31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Jan 30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Jan 29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Jan 28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Jan 27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Jan 26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Jan 25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Jan 24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Jan 23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Jan 22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Jan 21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Jan 20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Jan 19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Jan 18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Jan 17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Jan 16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Jan 15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Jan 14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Jan 13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Jan 12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Jan 11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Jan 10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Jan 9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Jan 8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Jan 7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Jan 6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Jan 5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Jan 4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Jan 3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Jan 2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Jan 1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Dec 31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Dec 30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Dec 29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Dec 28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Dec 27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Dec 26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Dec 25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Dec 24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Dec 23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Dec 22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Dec 21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Dec 20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Dec 19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Dec 18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Dec 17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Dec 16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Dec 15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Dec 14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Dec 13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Dec 12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97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5.67pt" svg:height="13.32pt" svg:x="42.43pt" svg:y="12.7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0" calcext:value-type="float">
            <text:p>0</text:p>
          </table:table-cell>
          <table:table-cell table:style-name="ce28" table:formula="of:=COUNTIF(Last12;[.A2])" office:value-type="float" office:value="1" calcext:value-type="float">
            <text:p>1</text:p>
          </table:table-cell>
          <table:table-cell table:style-name="ce29" table:formula="of:=COUNTIF(Last50;[.A2])" office:value-type="float" office:value="4" calcext:value-type="float">
            <text:p>4</text:p>
          </table:table-cell>
          <table:table-cell table:style-name="ce30" table:formula="of:=COUNTIF(Last100;[.A2])" office:value-type="float" office:value="8" calcext:value-type="float">
            <text:p>8</text:p>
          </table:table-cell>
          <table:table-cell table:style-name="ce31" table:formula="of:=COUNTIF(Total;[.A2])" office:value-type="float" office:value="253" calcext:value-type="float">
            <text:p>253</text:p>
          </table:table-cell>
          <table:table-cell table:style-name="ce32" table:formula="of:=VALUE(50/[.D2])" office:value-type="float" office:value="12.5" calcext:value-type="float">
            <text:p>12.5</text:p>
          </table:table-cell>
          <table:table-cell table:style-name="ce1" table:formula="of:=IF([.B2]=0;[.$A2];&quot;&quot;)" office:value-type="float" office:value="1" calcext:value-type="float">
            <text:p>1</text:p>
          </table:table-cell>
          <table:table-cell table:style-name="ce33" table:formula="of:=IF([.C2]=0;[.$A2];&quot;&quot;)">
            <text:p/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1" calcext:value-type="float">
            <text:p>1</text:p>
          </table:table-cell>
          <table:table-cell table:style-name="ce28" table:formula="of:=COUNTIF(Last12;[.A3])" office:value-type="float" office:value="4" calcext:value-type="float">
            <text:p>4</text:p>
          </table:table-cell>
          <table:table-cell table:style-name="ce29" table:formula="of:=COUNTIF(Last50;[.A3])" office:value-type="float" office:value="10" calcext:value-type="float">
            <text:p>10</text:p>
          </table:table-cell>
          <table:table-cell table:style-name="ce30" table:formula="of:=COUNTIF(Last100;[.A3])" office:value-type="float" office:value="20" calcext:value-type="float">
            <text:p>20</text:p>
          </table:table-cell>
          <table:table-cell table:style-name="ce31" table:formula="of:=COUNTIF(Total;[.A3])" office:value-type="float" office:value="284" calcext:value-type="float">
            <text:p>284</text:p>
          </table:table-cell>
          <table:table-cell table:style-name="ce32" table:formula="of:=VALUE(50/[.D3])" office:value-type="float" office:value="5" calcext:value-type="float">
            <text:p>5</text:p>
          </table:table-cell>
          <table:table-cell table:style-name="ce1" table:formula="of:=IF([.B3]=0;[.$A3];&quot;&quot;)">
            <text:p/>
          </table:table-cell>
          <table:table-cell table:style-name="ce33" table:formula="of:=IF([.C3]=0;[.$A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0" calcext:value-type="float">
            <text:p>0</text:p>
          </table:table-cell>
          <table:table-cell table:style-name="ce28" table:formula="of:=COUNTIF(Last12;[.A4])" office:value-type="float" office:value="1" calcext:value-type="float">
            <text:p>1</text:p>
          </table:table-cell>
          <table:table-cell table:style-name="ce29" table:formula="of:=COUNTIF(Last50;[.A4])" office:value-type="float" office:value="3" calcext:value-type="float">
            <text:p>3</text:p>
          </table:table-cell>
          <table:table-cell table:style-name="ce30" table:formula="of:=COUNTIF(Last100;[.A4])" office:value-type="float" office:value="11" calcext:value-type="float">
            <text:p>11</text:p>
          </table:table-cell>
          <table:table-cell table:style-name="ce31" table:formula="of:=COUNTIF(Total;[.A4])" office:value-type="float" office:value="279" calcext:value-type="float">
            <text:p>279</text:p>
          </table:table-cell>
          <table:table-cell table:style-name="ce32" table:formula="of:=VALUE(50/[.D4])" office:value-type="float" office:value="16.6666666666667" calcext:value-type="float">
            <text:p>16.6666666666667</text:p>
          </table:table-cell>
          <table:table-cell table:style-name="ce1" table:formula="of:=IF([.B4]=0;[.$A4];&quot;&quot;)" office:value-type="float" office:value="3" calcext:value-type="float">
            <text:p>3</text:p>
          </table:table-cell>
          <table:table-cell table:style-name="ce33" table:formula="of:=IF([.C4]=0;[.$A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0" calcext:value-type="float">
            <text:p>0</text:p>
          </table:table-cell>
          <table:table-cell table:style-name="ce28" table:formula="of:=COUNTIF(Last12;[.A5])" office:value-type="float" office:value="0" calcext:value-type="float">
            <text:p>0</text:p>
          </table:table-cell>
          <table:table-cell table:style-name="ce29" table:formula="of:=COUNTIF(Last50;[.A5])" office:value-type="float" office:value="9" calcext:value-type="float">
            <text:p>9</text:p>
          </table:table-cell>
          <table:table-cell table:style-name="ce30" table:formula="of:=COUNTIF(Last100;[.A5])" office:value-type="float" office:value="12" calcext:value-type="float">
            <text:p>12</text:p>
          </table:table-cell>
          <table:table-cell table:style-name="ce31" table:formula="of:=COUNTIF(Total;[.A5])" office:value-type="float" office:value="263" calcext:value-type="float">
            <text:p>263</text:p>
          </table:table-cell>
          <table:table-cell table:style-name="ce32" table:formula="of:=VALUE(50/[.D5])" office:value-type="float" office:value="5.55555555555556" calcext:value-type="float">
            <text:p>5.55555555555556</text:p>
          </table:table-cell>
          <table:table-cell table:style-name="ce1" table:formula="of:=IF([.B5]=0;[.$A5];&quot;&quot;)" office:value-type="float" office:value="4" calcext:value-type="float">
            <text:p>4</text:p>
          </table:table-cell>
          <table:table-cell table:style-name="ce33" table:formula="of:=IF([.C5]=0;[.$A5];&quot;&quot;)" office:value-type="float" office:value="4" calcext:value-type="float">
            <text:p>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2" calcext:value-type="float">
            <text:p>2</text:p>
          </table:table-cell>
          <table:table-cell table:style-name="ce28" table:formula="of:=COUNTIF(Last12;[.A6])" office:value-type="float" office:value="3" calcext:value-type="float">
            <text:p>3</text:p>
          </table:table-cell>
          <table:table-cell table:style-name="ce29" table:formula="of:=COUNTIF(Last50;[.A6])" office:value-type="float" office:value="8" calcext:value-type="float">
            <text:p>8</text:p>
          </table:table-cell>
          <table:table-cell table:style-name="ce30" table:formula="of:=COUNTIF(Last100;[.A6])" office:value-type="float" office:value="12" calcext:value-type="float">
            <text:p>12</text:p>
          </table:table-cell>
          <table:table-cell table:style-name="ce31" table:formula="of:=COUNTIF(Total;[.A6])" office:value-type="float" office:value="233" calcext:value-type="float">
            <text:p>233</text:p>
          </table:table-cell>
          <table:table-cell table:style-name="ce32" table:formula="of:=VALUE(50/[.D6])" office:value-type="float" office:value="6.25" calcext:value-type="float">
            <text:p>6.25</text:p>
          </table:table-cell>
          <table:table-cell table:style-name="ce1" table:formula="of:=IF([.B6]=0;[.$A6];&quot;&quot;)">
            <text:p/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0" calcext:value-type="float">
            <text:p>0</text:p>
          </table:table-cell>
          <table:table-cell table:style-name="ce28" table:formula="of:=COUNTIF(Last12;[.A7])" office:value-type="float" office:value="2" calcext:value-type="float">
            <text:p>2</text:p>
          </table:table-cell>
          <table:table-cell table:style-name="ce29" table:formula="of:=COUNTIF(Last50;[.A7])" office:value-type="float" office:value="5" calcext:value-type="float">
            <text:p>5</text:p>
          </table:table-cell>
          <table:table-cell table:style-name="ce30" table:formula="of:=COUNTIF(Last100;[.A7])" office:value-type="float" office:value="10" calcext:value-type="float">
            <text:p>10</text:p>
          </table:table-cell>
          <table:table-cell table:style-name="ce31" table:formula="of:=COUNTIF(Total;[.A7])" office:value-type="float" office:value="260" calcext:value-type="float">
            <text:p>260</text:p>
          </table:table-cell>
          <table:table-cell table:style-name="ce32" table:formula="of:=VALUE(50/[.D7])" office:value-type="float" office:value="10" calcext:value-type="float">
            <text:p>10</text:p>
          </table:table-cell>
          <table:table-cell table:style-name="ce1" table:formula="of:=IF([.B7]=0;[.$A7];&quot;&quot;)" office:value-type="float" office:value="6" calcext:value-type="float">
            <text:p>6</text:p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0" calcext:value-type="float">
            <text:p>0</text:p>
          </table:table-cell>
          <table:table-cell table:style-name="ce28" table:formula="of:=COUNTIF(Last12;[.A8])" office:value-type="float" office:value="1" calcext:value-type="float">
            <text:p>1</text:p>
          </table:table-cell>
          <table:table-cell table:style-name="ce29" table:formula="of:=COUNTIF(Last50;[.A8])" office:value-type="float" office:value="10" calcext:value-type="float">
            <text:p>10</text:p>
          </table:table-cell>
          <table:table-cell table:style-name="ce30" table:formula="of:=COUNTIF(Last100;[.A8])" office:value-type="float" office:value="13" calcext:value-type="float">
            <text:p>13</text:p>
          </table:table-cell>
          <table:table-cell table:style-name="ce31" table:formula="of:=COUNTIF(Total;[.A8])" office:value-type="float" office:value="294" calcext:value-type="float">
            <text:p>294</text:p>
          </table:table-cell>
          <table:table-cell table:style-name="ce32" table:formula="of:=VALUE(50/[.D8])" office:value-type="float" office:value="5" calcext:value-type="float">
            <text:p>5</text:p>
          </table:table-cell>
          <table:table-cell table:style-name="ce1" table:formula="of:=IF([.B8]=0;[.$A8];&quot;&quot;)" office:value-type="float" office:value="7" calcext:value-type="float">
            <text:p>7</text:p>
          </table:table-cell>
          <table:table-cell table:style-name="ce33" table:formula="of:=IF([.C8]=0;[.$A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0" calcext:value-type="float">
            <text:p>0</text:p>
          </table:table-cell>
          <table:table-cell table:style-name="ce28" table:formula="of:=COUNTIF(Last12;[.A9])" office:value-type="float" office:value="1" calcext:value-type="float">
            <text:p>1</text:p>
          </table:table-cell>
          <table:table-cell table:style-name="ce29" table:formula="of:=COUNTIF(Last50;[.A9])" office:value-type="float" office:value="14" calcext:value-type="float">
            <text:p>14</text:p>
          </table:table-cell>
          <table:table-cell table:style-name="ce30" table:formula="of:=COUNTIF(Last100;[.A9])" office:value-type="float" office:value="21" calcext:value-type="float">
            <text:p>21</text:p>
          </table:table-cell>
          <table:table-cell table:style-name="ce31" table:formula="of:=COUNTIF(Total;[.A9])" office:value-type="float" office:value="247" calcext:value-type="float">
            <text:p>247</text:p>
          </table:table-cell>
          <table:table-cell table:style-name="ce32" table:formula="of:=VALUE(50/[.D9])" office:value-type="float" office:value="3.57142857142857" calcext:value-type="float">
            <text:p>3.57142857142857</text:p>
          </table:table-cell>
          <table:table-cell table:style-name="ce1" table:formula="of:=IF([.B9]=0;[.$A9];&quot;&quot;)" office:value-type="float" office:value="8" calcext:value-type="float">
            <text:p>8</text:p>
          </table:table-cell>
          <table:table-cell table:style-name="ce33" table:formula="of:=IF([.C9]=0;[.$A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0" calcext:value-type="float">
            <text:p>0</text:p>
          </table:table-cell>
          <table:table-cell table:style-name="ce28" table:formula="of:=COUNTIF(Last12;[.A10])" office:value-type="float" office:value="0" calcext:value-type="float">
            <text:p>0</text:p>
          </table:table-cell>
          <table:table-cell table:style-name="ce29" table:formula="of:=COUNTIF(Last50;[.A10])" office:value-type="float" office:value="3" calcext:value-type="float">
            <text:p>3</text:p>
          </table:table-cell>
          <table:table-cell table:style-name="ce30" table:formula="of:=COUNTIF(Last100;[.A10])" office:value-type="float" office:value="11" calcext:value-type="float">
            <text:p>11</text:p>
          </table:table-cell>
          <table:table-cell table:style-name="ce31" table:formula="of:=COUNTIF(Total;[.A10])" office:value-type="float" office:value="253" calcext:value-type="float">
            <text:p>253</text:p>
          </table:table-cell>
          <table:table-cell table:style-name="ce32" table:formula="of:=VALUE(50/[.D10])" office:value-type="float" office:value="16.6666666666667" calcext:value-type="float">
            <text:p>16.6666666666667</text:p>
          </table:table-cell>
          <table:table-cell table:style-name="ce1" table:formula="of:=IF([.B10]=0;[.$A10];&quot;&quot;)" office:value-type="float" office:value="9" calcext:value-type="float">
            <text:p>9</text:p>
          </table:table-cell>
          <table:table-cell table:style-name="ce33" table:formula="of:=IF([.C10]=0;[.$A10];&quot;&quot;)" office:value-type="float" office:value="9" calcext:value-type="float">
            <text:p>9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1" calcext:value-type="float">
            <text:p>1</text:p>
          </table:table-cell>
          <table:table-cell table:style-name="ce28" table:formula="of:=COUNTIF(Last12;[.A11])" office:value-type="float" office:value="1" calcext:value-type="float">
            <text:p>1</text:p>
          </table:table-cell>
          <table:table-cell table:style-name="ce29" table:formula="of:=COUNTIF(Last50;[.A11])" office:value-type="float" office:value="8" calcext:value-type="float">
            <text:p>8</text:p>
          </table:table-cell>
          <table:table-cell table:style-name="ce30" table:formula="of:=COUNTIF(Last100;[.A11])" office:value-type="float" office:value="19" calcext:value-type="float">
            <text:p>19</text:p>
          </table:table-cell>
          <table:table-cell table:style-name="ce31" table:formula="of:=COUNTIF(Total;[.A11])" office:value-type="float" office:value="252" calcext:value-type="float">
            <text:p>252</text:p>
          </table:table-cell>
          <table:table-cell table:style-name="ce32" table:formula="of:=VALUE(50/[.D11])" office:value-type="float" office:value="6.25" calcext:value-type="float">
            <text:p>6.25</text:p>
          </table:table-cell>
          <table:table-cell table:style-name="ce1" table:formula="of:=IF([.B11]=0;[.$A11];&quot;&quot;)">
            <text:p/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0" calcext:value-type="float">
            <text:p>0</text:p>
          </table:table-cell>
          <table:table-cell table:style-name="ce28" table:formula="of:=COUNTIF(Last12;[.A12])" office:value-type="float" office:value="0" calcext:value-type="float">
            <text:p>0</text:p>
          </table:table-cell>
          <table:table-cell table:style-name="ce29" table:formula="of:=COUNTIF(Last50;[.A12])" office:value-type="float" office:value="9" calcext:value-type="float">
            <text:p>9</text:p>
          </table:table-cell>
          <table:table-cell table:style-name="ce30" table:formula="of:=COUNTIF(Last100;[.A12])" office:value-type="float" office:value="17" calcext:value-type="float">
            <text:p>17</text:p>
          </table:table-cell>
          <table:table-cell table:style-name="ce31" table:formula="of:=COUNTIF(Total;[.A12])" office:value-type="float" office:value="272" calcext:value-type="float">
            <text:p>272</text:p>
          </table:table-cell>
          <table:table-cell table:style-name="ce32" table:formula="of:=VALUE(50/[.D12])" office:value-type="float" office:value="5.55555555555556" calcext:value-type="float">
            <text:p>5.55555555555556</text:p>
          </table:table-cell>
          <table:table-cell table:style-name="ce1" table:formula="of:=IF([.B12]=0;[.$A12];&quot;&quot;)" office:value-type="float" office:value="11" calcext:value-type="float">
            <text:p>11</text:p>
          </table:table-cell>
          <table:table-cell table:style-name="ce33" table:formula="of:=IF([.C12]=0;[.$A12];&quot;&quot;)" office:value-type="float" office:value="11" calcext:value-type="float">
            <text:p>11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0" calcext:value-type="float">
            <text:p>0</text:p>
          </table:table-cell>
          <table:table-cell table:style-name="ce28" table:formula="of:=COUNTIF(Last12;[.A13])" office:value-type="float" office:value="1" calcext:value-type="float">
            <text:p>1</text:p>
          </table:table-cell>
          <table:table-cell table:style-name="ce29" table:formula="of:=COUNTIF(Last50;[.A13])" office:value-type="float" office:value="6" calcext:value-type="float">
            <text:p>6</text:p>
          </table:table-cell>
          <table:table-cell table:style-name="ce30" table:formula="of:=COUNTIF(Last100;[.A13])" office:value-type="float" office:value="16" calcext:value-type="float">
            <text:p>16</text:p>
          </table:table-cell>
          <table:table-cell table:style-name="ce31" table:formula="of:=COUNTIF(Total;[.A13])" office:value-type="float" office:value="277" calcext:value-type="float">
            <text:p>277</text:p>
          </table:table-cell>
          <table:table-cell table:style-name="ce32" table:formula="of:=VALUE(50/[.D13])" office:value-type="float" office:value="8.33333333333333" calcext:value-type="float">
            <text:p>8.33333333333333</text:p>
          </table:table-cell>
          <table:table-cell table:style-name="ce1" table:formula="of:=IF([.B13]=0;[.$A13];&quot;&quot;)" office:value-type="float" office:value="12" calcext:value-type="float">
            <text:p>12</text:p>
          </table:table-cell>
          <table:table-cell table:style-name="ce33" table:formula="of:=IF([.C13]=0;[.$A1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0" calcext:value-type="float">
            <text:p>0</text:p>
          </table:table-cell>
          <table:table-cell table:style-name="ce28" table:formula="of:=COUNTIF(Last12;[.A14])" office:value-type="float" office:value="1" calcext:value-type="float">
            <text:p>1</text:p>
          </table:table-cell>
          <table:table-cell table:style-name="ce29" table:formula="of:=COUNTIF(Last50;[.A14])" office:value-type="float" office:value="5" calcext:value-type="float">
            <text:p>5</text:p>
          </table:table-cell>
          <table:table-cell table:style-name="ce30" table:formula="of:=COUNTIF(Last100;[.A14])" office:value-type="float" office:value="9" calcext:value-type="float">
            <text:p>9</text:p>
          </table:table-cell>
          <table:table-cell table:style-name="ce31" table:formula="of:=COUNTIF(Total;[.A14])" office:value-type="float" office:value="281" calcext:value-type="float">
            <text:p>281</text:p>
          </table:table-cell>
          <table:table-cell table:style-name="ce32" table:formula="of:=VALUE(50/[.D14])" office:value-type="float" office:value="10" calcext:value-type="float">
            <text:p>10</text:p>
          </table:table-cell>
          <table:table-cell table:style-name="ce1" table:formula="of:=IF([.B14]=0;[.$A14];&quot;&quot;)" office:value-type="float" office:value="13" calcext:value-type="float">
            <text:p>13</text:p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0" calcext:value-type="float">
            <text:p>0</text:p>
          </table:table-cell>
          <table:table-cell table:style-name="ce28" table:formula="of:=COUNTIF(Last12;[.A15])" office:value-type="float" office:value="0" calcext:value-type="float">
            <text:p>0</text:p>
          </table:table-cell>
          <table:table-cell table:style-name="ce29" table:formula="of:=COUNTIF(Last50;[.A15])" office:value-type="float" office:value="1" calcext:value-type="float">
            <text:p>1</text:p>
          </table:table-cell>
          <table:table-cell table:style-name="ce30" table:formula="of:=COUNTIF(Last100;[.A15])" office:value-type="float" office:value="10" calcext:value-type="float">
            <text:p>10</text:p>
          </table:table-cell>
          <table:table-cell table:style-name="ce31" table:formula="of:=COUNTIF(Total;[.A15])" office:value-type="float" office:value="246" calcext:value-type="float">
            <text:p>246</text:p>
          </table:table-cell>
          <table:table-cell table:style-name="ce32" table:formula="of:=VALUE(50/[.D15])" office:value-type="float" office:value="50" calcext:value-type="float">
            <text:p>50</text:p>
          </table:table-cell>
          <table:table-cell table:style-name="ce1" table:formula="of:=IF([.B15]=0;[.$A15];&quot;&quot;)" office:value-type="float" office:value="14" calcext:value-type="float">
            <text:p>14</text:p>
          </table:table-cell>
          <table:table-cell table:style-name="ce33" table:formula="of:=IF([.C15]=0;[.$A15];&quot;&quot;)" office:value-type="float" office:value="14" calcext:value-type="float">
            <text:p>1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0" calcext:value-type="float">
            <text:p>0</text:p>
          </table:table-cell>
          <table:table-cell table:style-name="ce28" table:formula="of:=COUNTIF(Last12;[.A16])" office:value-type="float" office:value="1" calcext:value-type="float">
            <text:p>1</text:p>
          </table:table-cell>
          <table:table-cell table:style-name="ce29" table:formula="of:=COUNTIF(Last50;[.A16])" office:value-type="float" office:value="3" calcext:value-type="float">
            <text:p>3</text:p>
          </table:table-cell>
          <table:table-cell table:style-name="ce30" table:formula="of:=COUNTIF(Last100;[.A16])" office:value-type="float" office:value="10" calcext:value-type="float">
            <text:p>10</text:p>
          </table:table-cell>
          <table:table-cell table:style-name="ce31" table:formula="of:=COUNTIF(Total;[.A16])" office:value-type="float" office:value="255" calcext:value-type="float">
            <text:p>255</text:p>
          </table:table-cell>
          <table:table-cell table:style-name="ce32" table:formula="of:=VALUE(50/[.D16])" office:value-type="float" office:value="16.6666666666667" calcext:value-type="float">
            <text:p>16.6666666666667</text:p>
          </table:table-cell>
          <table:table-cell table:style-name="ce1" table:formula="of:=IF([.B16]=0;[.$A16];&quot;&quot;)" office:value-type="float" office:value="15" calcext:value-type="float">
            <text:p>15</text:p>
          </table:table-cell>
          <table:table-cell table:style-name="ce33" table:formula="of:=IF([.C16]=0;[.$A1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0" calcext:value-type="float">
            <text:p>0</text:p>
          </table:table-cell>
          <table:table-cell table:style-name="ce28" table:formula="of:=COUNTIF(Last12;[.A17])" office:value-type="float" office:value="0" calcext:value-type="float">
            <text:p>0</text:p>
          </table:table-cell>
          <table:table-cell table:style-name="ce29" table:formula="of:=COUNTIF(Last50;[.A17])" office:value-type="float" office:value="4" calcext:value-type="float">
            <text:p>4</text:p>
          </table:table-cell>
          <table:table-cell table:style-name="ce30" table:formula="of:=COUNTIF(Last100;[.A17])" office:value-type="float" office:value="11" calcext:value-type="float">
            <text:p>11</text:p>
          </table:table-cell>
          <table:table-cell table:style-name="ce31" table:formula="of:=COUNTIF(Total;[.A17])" office:value-type="float" office:value="276" calcext:value-type="float">
            <text:p>276</text:p>
          </table:table-cell>
          <table:table-cell table:style-name="ce32" table:formula="of:=VALUE(50/[.D17])" office:value-type="float" office:value="12.5" calcext:value-type="float">
            <text:p>12.5</text:p>
          </table:table-cell>
          <table:table-cell table:style-name="ce1" table:formula="of:=IF([.B17]=0;[.$A17];&quot;&quot;)" office:value-type="float" office:value="16" calcext:value-type="float">
            <text:p>16</text:p>
          </table:table-cell>
          <table:table-cell table:style-name="ce33" table:formula="of:=IF([.C17]=0;[.$A17];&quot;&quot;)" office:value-type="float" office:value="16" calcext:value-type="float">
            <text:p>16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1" calcext:value-type="float">
            <text:p>1</text:p>
          </table:table-cell>
          <table:table-cell table:style-name="ce28" table:formula="of:=COUNTIF(Last12;[.A18])" office:value-type="float" office:value="1" calcext:value-type="float">
            <text:p>1</text:p>
          </table:table-cell>
          <table:table-cell table:style-name="ce29" table:formula="of:=COUNTIF(Last50;[.A18])" office:value-type="float" office:value="5" calcext:value-type="float">
            <text:p>5</text:p>
          </table:table-cell>
          <table:table-cell table:style-name="ce30" table:formula="of:=COUNTIF(Last100;[.A18])" office:value-type="float" office:value="10" calcext:value-type="float">
            <text:p>10</text:p>
          </table:table-cell>
          <table:table-cell table:style-name="ce31" table:formula="of:=COUNTIF(Total;[.A18])" office:value-type="float" office:value="235" calcext:value-type="float">
            <text:p>235</text:p>
          </table:table-cell>
          <table:table-cell table:style-name="ce32" table:formula="of:=VALUE(50/[.D18])" office:value-type="float" office:value="10" calcext:value-type="float">
            <text:p>10</text:p>
          </table:table-cell>
          <table:table-cell table:style-name="ce1" table:formula="of:=IF([.B18]=0;[.$A18];&quot;&quot;)">
            <text:p/>
          </table:table-cell>
          <table:table-cell table:style-name="ce33" table:formula="of:=IF([.C18]=0;[.$A1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0" calcext:value-type="float">
            <text:p>0</text:p>
          </table:table-cell>
          <table:table-cell table:style-name="ce28" table:formula="of:=COUNTIF(Last12;[.A19])" office:value-type="float" office:value="1" calcext:value-type="float">
            <text:p>1</text:p>
          </table:table-cell>
          <table:table-cell table:style-name="ce29" table:formula="of:=COUNTIF(Last50;[.A19])" office:value-type="float" office:value="8" calcext:value-type="float">
            <text:p>8</text:p>
          </table:table-cell>
          <table:table-cell table:style-name="ce30" table:formula="of:=COUNTIF(Last100;[.A19])" office:value-type="float" office:value="17" calcext:value-type="float">
            <text:p>17</text:p>
          </table:table-cell>
          <table:table-cell table:style-name="ce31" table:formula="of:=COUNTIF(Total;[.A19])" office:value-type="float" office:value="293" calcext:value-type="float">
            <text:p>293</text:p>
          </table:table-cell>
          <table:table-cell table:style-name="ce32" table:formula="of:=VALUE(50/[.D19])" office:value-type="float" office:value="6.25" calcext:value-type="float">
            <text:p>6.25</text:p>
          </table:table-cell>
          <table:table-cell table:style-name="ce1" table:formula="of:=IF([.B19]=0;[.$A19];&quot;&quot;)" office:value-type="float" office:value="18" calcext:value-type="float">
            <text:p>18</text:p>
          </table:table-cell>
          <table:table-cell table:style-name="ce33" table:formula="of:=IF([.C19]=0;[.$A1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2" calcext:value-type="float">
            <text:p>2</text:p>
          </table:table-cell>
          <table:table-cell table:style-name="ce28" table:formula="of:=COUNTIF(Last12;[.A20])" office:value-type="float" office:value="4" calcext:value-type="float">
            <text:p>4</text:p>
          </table:table-cell>
          <table:table-cell table:style-name="ce29" table:formula="of:=COUNTIF(Last50;[.A20])" office:value-type="float" office:value="11" calcext:value-type="float">
            <text:p>11</text:p>
          </table:table-cell>
          <table:table-cell table:style-name="ce30" table:formula="of:=COUNTIF(Last100;[.A20])" office:value-type="float" office:value="22" calcext:value-type="float">
            <text:p>22</text:p>
          </table:table-cell>
          <table:table-cell table:style-name="ce31" table:formula="of:=COUNTIF(Total;[.A20])" office:value-type="float" office:value="278" calcext:value-type="float">
            <text:p>278</text:p>
          </table:table-cell>
          <table:table-cell table:style-name="ce32" table:formula="of:=VALUE(50/[.D20])" office:value-type="float" office:value="4.54545454545455" calcext:value-type="float">
            <text:p>4.54545454545455</text:p>
          </table:table-cell>
          <table:table-cell table:style-name="ce1" table:formula="of:=IF([.B20]=0;[.$A20];&quot;&quot;)">
            <text:p/>
          </table:table-cell>
          <table:table-cell table:style-name="ce33" table:formula="of:=IF([.C20]=0;[.$A2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1" calcext:value-type="float">
            <text:p>1</text:p>
          </table:table-cell>
          <table:table-cell table:style-name="ce28" table:formula="of:=COUNTIF(Last12;[.A21])" office:value-type="float" office:value="2" calcext:value-type="float">
            <text:p>2</text:p>
          </table:table-cell>
          <table:table-cell table:style-name="ce29" table:formula="of:=COUNTIF(Last50;[.A21])" office:value-type="float" office:value="9" calcext:value-type="float">
            <text:p>9</text:p>
          </table:table-cell>
          <table:table-cell table:style-name="ce30" table:formula="of:=COUNTIF(Last100;[.A21])" office:value-type="float" office:value="21" calcext:value-type="float">
            <text:p>21</text:p>
          </table:table-cell>
          <table:table-cell table:style-name="ce31" table:formula="of:=COUNTIF(Total;[.A21])" office:value-type="float" office:value="261" calcext:value-type="float">
            <text:p>261</text:p>
          </table:table-cell>
          <table:table-cell table:style-name="ce32" table:formula="of:=VALUE(50/[.D21])" office:value-type="float" office:value="5.55555555555556" calcext:value-type="float">
            <text:p>5.55555555555556</text:p>
          </table:table-cell>
          <table:table-cell table:style-name="ce1" table:formula="of:=IF([.B21]=0;[.$A21];&quot;&quot;)">
            <text:p/>
          </table:table-cell>
          <table:table-cell table:style-name="ce33" table:formula="of:=IF([.C21]=0;[.$A2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1" calcext:value-type="float">
            <text:p>1</text:p>
          </table:table-cell>
          <table:table-cell table:style-name="ce28" table:formula="of:=COUNTIF(Last12;[.A22])" office:value-type="float" office:value="2" calcext:value-type="float">
            <text:p>2</text:p>
          </table:table-cell>
          <table:table-cell table:style-name="ce29" table:formula="of:=COUNTIF(Last50;[.A22])" office:value-type="float" office:value="6" calcext:value-type="float">
            <text:p>6</text:p>
          </table:table-cell>
          <table:table-cell table:style-name="ce30" table:formula="of:=COUNTIF(Last100;[.A22])" office:value-type="float" office:value="10" calcext:value-type="float">
            <text:p>10</text:p>
          </table:table-cell>
          <table:table-cell table:style-name="ce31" table:formula="of:=COUNTIF(Total;[.A22])" office:value-type="float" office:value="263" calcext:value-type="float">
            <text:p>263</text:p>
          </table:table-cell>
          <table:table-cell table:style-name="ce32" table:formula="of:=VALUE(50/[.D22])" office:value-type="float" office:value="8.33333333333333" calcext:value-type="float">
            <text:p>8.33333333333333</text:p>
          </table:table-cell>
          <table:table-cell table:style-name="ce1" table:formula="of:=IF([.B22]=0;[.$A22];&quot;&quot;)">
            <text:p/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1" calcext:value-type="float">
            <text:p>1</text:p>
          </table:table-cell>
          <table:table-cell table:style-name="ce28" table:formula="of:=COUNTIF(Last12;[.A23])" office:value-type="float" office:value="1" calcext:value-type="float">
            <text:p>1</text:p>
          </table:table-cell>
          <table:table-cell table:style-name="ce29" table:formula="of:=COUNTIF(Last50;[.A23])" office:value-type="float" office:value="3" calcext:value-type="float">
            <text:p>3</text:p>
          </table:table-cell>
          <table:table-cell table:style-name="ce30" table:formula="of:=COUNTIF(Last100;[.A23])" office:value-type="float" office:value="7" calcext:value-type="float">
            <text:p>7</text:p>
          </table:table-cell>
          <table:table-cell table:style-name="ce31" table:formula="of:=COUNTIF(Total;[.A23])" office:value-type="float" office:value="256" calcext:value-type="float">
            <text:p>256</text:p>
          </table:table-cell>
          <table:table-cell table:style-name="ce32" table:formula="of:=VALUE(50/[.D23])" office:value-type="float" office:value="16.6666666666667" calcext:value-type="float">
            <text:p>16.6666666666667</text:p>
          </table:table-cell>
          <table:table-cell table:style-name="ce1" table:formula="of:=IF([.B23]=0;[.$A23];&quot;&quot;)">
            <text:p/>
          </table:table-cell>
          <table:table-cell table:style-name="ce33" table:formula="of:=IF([.C23]=0;[.$A2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0" calcext:value-type="float">
            <text:p>0</text:p>
          </table:table-cell>
          <table:table-cell table:style-name="ce28" table:formula="of:=COUNTIF(Last12;[.A24])" office:value-type="float" office:value="2" calcext:value-type="float">
            <text:p>2</text:p>
          </table:table-cell>
          <table:table-cell table:style-name="ce29" table:formula="of:=COUNTIF(Last50;[.A24])" office:value-type="float" office:value="8" calcext:value-type="float">
            <text:p>8</text:p>
          </table:table-cell>
          <table:table-cell table:style-name="ce30" table:formula="of:=COUNTIF(Last100;[.A24])" office:value-type="float" office:value="13" calcext:value-type="float">
            <text:p>13</text:p>
          </table:table-cell>
          <table:table-cell table:style-name="ce31" table:formula="of:=COUNTIF(Total;[.A24])" office:value-type="float" office:value="270" calcext:value-type="float">
            <text:p>270</text:p>
          </table:table-cell>
          <table:table-cell table:style-name="ce32" table:formula="of:=VALUE(50/[.D24])" office:value-type="float" office:value="6.25" calcext:value-type="float">
            <text:p>6.25</text:p>
          </table:table-cell>
          <table:table-cell table:style-name="ce1" table:formula="of:=IF([.B24]=0;[.$A24];&quot;&quot;)" office:value-type="float" office:value="23" calcext:value-type="float">
            <text:p>23</text:p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2" calcext:value-type="float">
            <text:p>2</text:p>
          </table:table-cell>
          <table:table-cell table:style-name="ce28" table:formula="of:=COUNTIF(Last12;[.A25])" office:value-type="float" office:value="4" calcext:value-type="float">
            <text:p>4</text:p>
          </table:table-cell>
          <table:table-cell table:style-name="ce29" table:formula="of:=COUNTIF(Last50;[.A25])" office:value-type="float" office:value="10" calcext:value-type="float">
            <text:p>10</text:p>
          </table:table-cell>
          <table:table-cell table:style-name="ce30" table:formula="of:=COUNTIF(Last100;[.A25])" office:value-type="float" office:value="15" calcext:value-type="float">
            <text:p>15</text:p>
          </table:table-cell>
          <table:table-cell table:style-name="ce31" table:formula="of:=COUNTIF(Total;[.A25])" office:value-type="float" office:value="271" calcext:value-type="float">
            <text:p>271</text:p>
          </table:table-cell>
          <table:table-cell table:style-name="ce32" table:formula="of:=VALUE(50/[.D25])" office:value-type="float" office:value="5" calcext:value-type="float">
            <text:p>5</text:p>
          </table:table-cell>
          <table:table-cell table:style-name="ce1" table:formula="of:=IF([.B25]=0;[.$A25];&quot;&quot;)">
            <text:p/>
          </table:table-cell>
          <table:table-cell table:style-name="ce33" table:formula="of:=IF([.C25]=0;[.$A2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0" calcext:value-type="float">
            <text:p>0</text:p>
          </table:table-cell>
          <table:table-cell table:style-name="ce28" table:formula="of:=COUNTIF(Last12;[.A26])" office:value-type="float" office:value="1" calcext:value-type="float">
            <text:p>1</text:p>
          </table:table-cell>
          <table:table-cell table:style-name="ce29" table:formula="of:=COUNTIF(Last50;[.A26])" office:value-type="float" office:value="6" calcext:value-type="float">
            <text:p>6</text:p>
          </table:table-cell>
          <table:table-cell table:style-name="ce30" table:formula="of:=COUNTIF(Last100;[.A26])" office:value-type="float" office:value="13" calcext:value-type="float">
            <text:p>13</text:p>
          </table:table-cell>
          <table:table-cell table:style-name="ce31" table:formula="of:=COUNTIF(Total;[.A26])" office:value-type="float" office:value="243" calcext:value-type="float">
            <text:p>243</text:p>
          </table:table-cell>
          <table:table-cell table:style-name="ce32" table:formula="of:=VALUE(50/[.D26])" office:value-type="float" office:value="8.33333333333333" calcext:value-type="float">
            <text:p>8.33333333333333</text:p>
          </table:table-cell>
          <table:table-cell table:style-name="ce1" table:formula="of:=IF([.B26]=0;[.$A26];&quot;&quot;)" office:value-type="float" office:value="25" calcext:value-type="float">
            <text:p>25</text:p>
          </table:table-cell>
          <table:table-cell table:style-name="ce33" table:formula="of:=IF([.C26]=0;[.$A2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1" calcext:value-type="float">
            <text:p>1</text:p>
          </table:table-cell>
          <table:table-cell table:style-name="ce28" table:formula="of:=COUNTIF(Last12;[.A27])" office:value-type="float" office:value="3" calcext:value-type="float">
            <text:p>3</text:p>
          </table:table-cell>
          <table:table-cell table:style-name="ce29" table:formula="of:=COUNTIF(Last50;[.A27])" office:value-type="float" office:value="7" calcext:value-type="float">
            <text:p>7</text:p>
          </table:table-cell>
          <table:table-cell table:style-name="ce30" table:formula="of:=COUNTIF(Last100;[.A27])" office:value-type="float" office:value="21" calcext:value-type="float">
            <text:p>21</text:p>
          </table:table-cell>
          <table:table-cell table:style-name="ce31" table:formula="of:=COUNTIF(Total;[.A27])" office:value-type="float" office:value="248" calcext:value-type="float">
            <text:p>248</text:p>
          </table:table-cell>
          <table:table-cell table:style-name="ce32" table:formula="of:=VALUE(50/[.D27])" office:value-type="float" office:value="7.14285714285714" calcext:value-type="float">
            <text:p>7.14285714285714</text:p>
          </table:table-cell>
          <table:table-cell table:style-name="ce1" table:formula="of:=IF([.B27]=0;[.$A27];&quot;&quot;)">
            <text:p/>
          </table:table-cell>
          <table:table-cell table:style-name="ce33" table:formula="of:=IF([.C27]=0;[.$A2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2" calcext:value-type="float">
            <text:p>2</text:p>
          </table:table-cell>
          <table:table-cell table:style-name="ce28" table:formula="of:=COUNTIF(Last12;[.A28])" office:value-type="float" office:value="4" calcext:value-type="float">
            <text:p>4</text:p>
          </table:table-cell>
          <table:table-cell table:style-name="ce29" table:formula="of:=COUNTIF(Last50;[.A28])" office:value-type="float" office:value="11" calcext:value-type="float">
            <text:p>11</text:p>
          </table:table-cell>
          <table:table-cell table:style-name="ce30" table:formula="of:=COUNTIF(Last100;[.A28])" office:value-type="float" office:value="15" calcext:value-type="float">
            <text:p>15</text:p>
          </table:table-cell>
          <table:table-cell table:style-name="ce31" table:formula="of:=COUNTIF(Total;[.A28])" office:value-type="float" office:value="277" calcext:value-type="float">
            <text:p>277</text:p>
          </table:table-cell>
          <table:table-cell table:style-name="ce32" table:formula="of:=VALUE(50/[.D28])" office:value-type="float" office:value="4.54545454545455" calcext:value-type="float">
            <text:p>4.54545454545455</text:p>
          </table:table-cell>
          <table:table-cell table:style-name="ce1" table:formula="of:=IF([.B28]=0;[.$A28];&quot;&quot;)">
            <text:p/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1" calcext:value-type="float">
            <text:p>1</text:p>
          </table:table-cell>
          <table:table-cell table:style-name="ce28" table:formula="of:=COUNTIF(Last12;[.A29])" office:value-type="float" office:value="2" calcext:value-type="float">
            <text:p>2</text:p>
          </table:table-cell>
          <table:table-cell table:style-name="ce29" table:formula="of:=COUNTIF(Last50;[.A29])" office:value-type="float" office:value="7" calcext:value-type="float">
            <text:p>7</text:p>
          </table:table-cell>
          <table:table-cell table:style-name="ce30" table:formula="of:=COUNTIF(Last100;[.A29])" office:value-type="float" office:value="13" calcext:value-type="float">
            <text:p>13</text:p>
          </table:table-cell>
          <table:table-cell table:style-name="ce31" table:formula="of:=COUNTIF(Total;[.A29])" office:value-type="float" office:value="247" calcext:value-type="float">
            <text:p>247</text:p>
          </table:table-cell>
          <table:table-cell table:style-name="ce32" table:formula="of:=VALUE(50/[.D29])" office:value-type="float" office:value="7.14285714285714" calcext:value-type="float">
            <text:p>7.14285714285714</text:p>
          </table:table-cell>
          <table:table-cell table:style-name="ce1" table:formula="of:=IF([.B29]=0;[.$A29];&quot;&quot;)">
            <text:p/>
          </table:table-cell>
          <table:table-cell table:style-name="ce33" table:formula="of:=IF([.C29]=0;[.$A2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2" calcext:value-type="float">
            <text:p>2</text:p>
          </table:table-cell>
          <table:table-cell table:style-name="ce28" table:formula="of:=COUNTIF(Last12;[.A30])" office:value-type="float" office:value="2" calcext:value-type="float">
            <text:p>2</text:p>
          </table:table-cell>
          <table:table-cell table:style-name="ce29" table:formula="of:=COUNTIF(Last50;[.A30])" office:value-type="float" office:value="9" calcext:value-type="float">
            <text:p>9</text:p>
          </table:table-cell>
          <table:table-cell table:style-name="ce30" table:formula="of:=COUNTIF(Last100;[.A30])" office:value-type="float" office:value="16" calcext:value-type="float">
            <text:p>16</text:p>
          </table:table-cell>
          <table:table-cell table:style-name="ce31" table:formula="of:=COUNTIF(Total;[.A30])" office:value-type="float" office:value="233" calcext:value-type="float">
            <text:p>233</text:p>
          </table:table-cell>
          <table:table-cell table:style-name="ce32" table:formula="of:=VALUE(50/[.D30])" office:value-type="float" office:value="5.55555555555556" calcext:value-type="float">
            <text:p>5.55555555555556</text:p>
          </table:table-cell>
          <table:table-cell table:style-name="ce1" table:formula="of:=IF([.B30]=0;[.$A30];&quot;&quot;)">
            <text:p/>
          </table:table-cell>
          <table:table-cell table:style-name="ce33" table:formula="of:=IF([.C30]=0;[.$A3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2" calcext:value-type="float">
            <text:p>2</text:p>
          </table:table-cell>
          <table:table-cell table:style-name="ce28" table:formula="of:=COUNTIF(Last12;[.A31])" office:value-type="float" office:value="2" calcext:value-type="float">
            <text:p>2</text:p>
          </table:table-cell>
          <table:table-cell table:style-name="ce29" table:formula="of:=COUNTIF(Last50;[.A31])" office:value-type="float" office:value="4" calcext:value-type="float">
            <text:p>4</text:p>
          </table:table-cell>
          <table:table-cell table:style-name="ce30" table:formula="of:=COUNTIF(Last100;[.A31])" office:value-type="float" office:value="9" calcext:value-type="float">
            <text:p>9</text:p>
          </table:table-cell>
          <table:table-cell table:style-name="ce31" table:formula="of:=COUNTIF(Total;[.A31])" office:value-type="float" office:value="267" calcext:value-type="float">
            <text:p>267</text:p>
          </table:table-cell>
          <table:table-cell table:style-name="ce32" table:formula="of:=VALUE(50/[.D31])" office:value-type="float" office:value="12.5" calcext:value-type="float">
            <text:p>12.5</text:p>
          </table:table-cell>
          <table:table-cell table:style-name="ce1" table:formula="of:=IF([.B31]=0;[.$A31];&quot;&quot;)">
            <text:p/>
          </table:table-cell>
          <table:table-cell table:style-name="ce33" table:formula="of:=IF([.C31]=0;[.$A3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1" calcext:value-type="float">
            <text:p>1</text:p>
          </table:table-cell>
          <table:table-cell table:style-name="ce28" table:formula="of:=COUNTIF(Last12;[.A32])" office:value-type="float" office:value="2" calcext:value-type="float">
            <text:p>2</text:p>
          </table:table-cell>
          <table:table-cell table:style-name="ce29" table:formula="of:=COUNTIF(Last50;[.A32])" office:value-type="float" office:value="9" calcext:value-type="float">
            <text:p>9</text:p>
          </table:table-cell>
          <table:table-cell table:style-name="ce30" table:formula="of:=COUNTIF(Last100;[.A32])" office:value-type="float" office:value="21" calcext:value-type="float">
            <text:p>21</text:p>
          </table:table-cell>
          <table:table-cell table:style-name="ce31" table:formula="of:=COUNTIF(Total;[.A32])" office:value-type="float" office:value="266" calcext:value-type="float">
            <text:p>266</text:p>
          </table:table-cell>
          <table:table-cell table:style-name="ce32" table:formula="of:=VALUE(50/[.D32])" office:value-type="float" office:value="5.55555555555556" calcext:value-type="float">
            <text:p>5.55555555555556</text:p>
          </table:table-cell>
          <table:table-cell table:style-name="ce1" table:formula="of:=IF([.B32]=0;[.$A32];&quot;&quot;)">
            <text:p/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0" calcext:value-type="float">
            <text:p>0</text:p>
          </table:table-cell>
          <table:table-cell table:style-name="ce28" table:formula="of:=COUNTIF(Last12;[.A33])" office:value-type="float" office:value="0" calcext:value-type="float">
            <text:p>0</text:p>
          </table:table-cell>
          <table:table-cell table:style-name="ce29" table:formula="of:=COUNTIF(Last50;[.A33])" office:value-type="float" office:value="7" calcext:value-type="float">
            <text:p>7</text:p>
          </table:table-cell>
          <table:table-cell table:style-name="ce30" table:formula="of:=COUNTIF(Last100;[.A33])" office:value-type="float" office:value="17" calcext:value-type="float">
            <text:p>17</text:p>
          </table:table-cell>
          <table:table-cell table:style-name="ce31" table:formula="of:=COUNTIF(Total;[.A33])" office:value-type="float" office:value="242" calcext:value-type="float">
            <text:p>242</text:p>
          </table:table-cell>
          <table:table-cell table:style-name="ce32" table:formula="of:=VALUE(50/[.D33])" office:value-type="float" office:value="7.14285714285714" calcext:value-type="float">
            <text:p>7.14285714285714</text:p>
          </table:table-cell>
          <table:table-cell table:style-name="ce1" table:formula="of:=IF([.B33]=0;[.$A33];&quot;&quot;)" office:value-type="float" office:value="32" calcext:value-type="float">
            <text:p>32</text:p>
          </table:table-cell>
          <table:table-cell table:style-name="ce33" table:formula="of:=IF([.C33]=0;[.$A33];&quot;&quot;)" office:value-type="float" office:value="32" calcext:value-type="float">
            <text:p>32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1" calcext:value-type="float">
            <text:p>1</text:p>
          </table:table-cell>
          <table:table-cell table:style-name="ce28" table:formula="of:=COUNTIF(Last12;[.A34])" office:value-type="float" office:value="5" calcext:value-type="float">
            <text:p>5</text:p>
          </table:table-cell>
          <table:table-cell table:style-name="ce29" table:formula="of:=COUNTIF(Last50;[.A34])" office:value-type="float" office:value="9" calcext:value-type="float">
            <text:p>9</text:p>
          </table:table-cell>
          <table:table-cell table:style-name="ce30" table:formula="of:=COUNTIF(Last100;[.A34])" office:value-type="float" office:value="12" calcext:value-type="float">
            <text:p>12</text:p>
          </table:table-cell>
          <table:table-cell table:style-name="ce31" table:formula="of:=COUNTIF(Total;[.A34])" office:value-type="float" office:value="284" calcext:value-type="float">
            <text:p>284</text:p>
          </table:table-cell>
          <table:table-cell table:style-name="ce32" table:formula="of:=VALUE(50/[.D34])" office:value-type="float" office:value="5.55555555555556" calcext:value-type="float">
            <text:p>5.55555555555556</text:p>
          </table:table-cell>
          <table:table-cell table:style-name="ce1" table:formula="of:=IF([.B34]=0;[.$A34];&quot;&quot;)">
            <text:p/>
          </table:table-cell>
          <table:table-cell table:style-name="ce33" table:formula="of:=IF([.C34]=0;[.$A3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1" calcext:value-type="float">
            <text:p>1</text:p>
          </table:table-cell>
          <table:table-cell table:style-name="ce28" table:formula="of:=COUNTIF(Last12;[.A35])" office:value-type="float" office:value="2" calcext:value-type="float">
            <text:p>2</text:p>
          </table:table-cell>
          <table:table-cell table:style-name="ce29" table:formula="of:=COUNTIF(Last50;[.A35])" office:value-type="float" office:value="8" calcext:value-type="float">
            <text:p>8</text:p>
          </table:table-cell>
          <table:table-cell table:style-name="ce30" table:formula="of:=COUNTIF(Last100;[.A35])" office:value-type="float" office:value="17" calcext:value-type="float">
            <text:p>17</text:p>
          </table:table-cell>
          <table:table-cell table:style-name="ce31" table:formula="of:=COUNTIF(Total;[.A35])" office:value-type="float" office:value="269" calcext:value-type="float">
            <text:p>269</text:p>
          </table:table-cell>
          <table:table-cell table:style-name="ce32" table:formula="of:=VALUE(50/[.D35])" office:value-type="float" office:value="6.25" calcext:value-type="float">
            <text:p>6.25</text:p>
          </table:table-cell>
          <table:table-cell table:style-name="ce1" table:formula="of:=IF([.B35]=0;[.$A35];&quot;&quot;)">
            <text:p/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0" calcext:value-type="float">
            <text:p>0</text:p>
          </table:table-cell>
          <table:table-cell table:style-name="ce28" table:formula="of:=COUNTIF(Last12;[.A36])" office:value-type="float" office:value="0" calcext:value-type="float">
            <text:p>0</text:p>
          </table:table-cell>
          <table:table-cell table:style-name="ce29" table:formula="of:=COUNTIF(Last50;[.A36])" office:value-type="float" office:value="2" calcext:value-type="float">
            <text:p>2</text:p>
          </table:table-cell>
          <table:table-cell table:style-name="ce30" table:formula="of:=COUNTIF(Last100;[.A36])" office:value-type="float" office:value="7" calcext:value-type="float">
            <text:p>7</text:p>
          </table:table-cell>
          <table:table-cell table:style-name="ce31" table:formula="of:=COUNTIF(Total;[.A36])" office:value-type="float" office:value="244" calcext:value-type="float">
            <text:p>244</text:p>
          </table:table-cell>
          <table:table-cell table:style-name="ce32" table:formula="of:=VALUE(50/[.D36])" office:value-type="float" office:value="25" calcext:value-type="float">
            <text:p>25</text:p>
          </table:table-cell>
          <table:table-cell table:style-name="ce1" table:formula="of:=IF([.B36]=0;[.$A36];&quot;&quot;)" office:value-type="float" office:value="35" calcext:value-type="float">
            <text:p>35</text:p>
          </table:table-cell>
          <table:table-cell table:style-name="ce33" table:formula="of:=IF([.C36]=0;[.$A36];&quot;&quot;)" office:value-type="float" office:value="35" calcext:value-type="float">
            <text:p>35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2" calcext:value-type="float">
            <text:p>2</text:p>
          </table:table-cell>
          <table:table-cell table:style-name="ce28" table:formula="of:=COUNTIF(Last12;[.A37])" office:value-type="float" office:value="3" calcext:value-type="float">
            <text:p>3</text:p>
          </table:table-cell>
          <table:table-cell table:style-name="ce29" table:formula="of:=COUNTIF(Last50;[.A37])" office:value-type="float" office:value="9" calcext:value-type="float">
            <text:p>9</text:p>
          </table:table-cell>
          <table:table-cell table:style-name="ce30" table:formula="of:=COUNTIF(Last100;[.A37])" office:value-type="float" office:value="14" calcext:value-type="float">
            <text:p>14</text:p>
          </table:table-cell>
          <table:table-cell table:style-name="ce31" table:formula="of:=COUNTIF(Total;[.A37])" office:value-type="float" office:value="263" calcext:value-type="float">
            <text:p>263</text:p>
          </table:table-cell>
          <table:table-cell table:style-name="ce32" table:formula="of:=VALUE(50/[.D37])" office:value-type="float" office:value="5.55555555555556" calcext:value-type="float">
            <text:p>5.55555555555556</text:p>
          </table:table-cell>
          <table:table-cell table:style-name="ce1" table:formula="of:=IF([.B37]=0;[.$A37];&quot;&quot;)">
            <text:p/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/>
        <table:database-range table:name="Last12" table:target-range-address="Results.C1:Results.G12" table:on-update-keep-styles="true" table:on-update-keep-size="false"/>
        <table:database-range table:name="Last5" table:target-range-address="Results.C1:Results.G5" table:contains-header="false"/>
        <table:database-range table:name="Last50" table:target-range-address="Results.C1:Results.G50" table:on-update-keep-styles="true" table:on-update-keep-size="false"/>
        <table:database-range table:name="Total" table:target-range-address="Results.C1:Results.G2001" table:contains-header="false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05:39:09.2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0-24T05:48:55.513000000</dc:date>
    <meta:editing-duration>PT6H24M8S</meta:editing-duration>
    <meta:editing-cycles>33</meta:editing-cycles>
    <meta:document-statistic meta:table-count="2" meta:cell-count="16735" meta:object-count="1"/>
  </office:meta>
</office:document-meta>
</file>

<file path=Object 1/content.xml><?xml version="1.0" encoding="utf-8"?>
<math xmlns="http://www.w3.org/1998/Math/MathML" display="block"/>
</file>